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Liberation Sans', 'DejaVu Sans', sans-serif"/>
    <style:font-face style:name="Consolas" svg:font-family="Consolas, Menlo, Monaco, 'Lucida Console', 'Liberation Mono', 'DejaVu Sans Mono', 'Bitstream Vera Sans Mono', 'Courier New', monospace, serif"/>
    <style:font-face style:name="Helvetica" svg:font-family="Helvetica"/>
    <style:font-face style:name="Lucidasans1" svg:font-family="Lucidasans"/>
    <style:font-face style:name="OpenSymbol" svg:font-family="OpenSymbol"/>
    <style:font-face style:name="Times" svg:font-family="Times"/>
    <style:font-face style:name="courier" svg:font-family="courier"/>
    <style:font-face style:name="monospace" svg:font-family="monospace"/>
    <style:font-face style:name="sans-serif" svg:font-family="sans-serif"/>
    <style:font-face style:name="times" svg:font-family="times"/>
    <style:font-face style:name="DejaVu Sans" svg:font-family="'DejaVu Sans'" style:font-family-generic="modern" style:font-pitch="fixed"/>
    <style:font-face style:name="DejaVu Sans Mono" svg:font-family="'DejaVu Sans Mono'" style:font-family-generic="modern" style:font-pitch="fixed"/>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0.744cm"/>
    </style:style>
    <style:style style:name="Table1.B" style:family="table-column">
      <style:table-column-properties style:column-width="4.706cm"/>
    </style:style>
    <style:style style:name="Table1.D" style:family="table-column">
      <style:table-column-properties style:column-width="4.711cm"/>
    </style:style>
    <style:style style:name="Table1.F" style:family="table-column">
      <style:table-column-properties style:column-width="5.348cm"/>
    </style:style>
    <style:style style:name="Table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F1" style:family="table-cell">
      <style:table-cell-properties style:vertical-align="middle" style:border-line-width="0.002cm 0.088cm 0.002cm" fo:padding="0.049cm" fo:border="0.092cm double #808080"/>
    </style:style>
    <style:style style:name="Table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F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E29"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Standard">
      <style:paragraph-properties fo:break-before="page"/>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margin-left="0cm" fo:margin-right="0cm" fo:text-indent="0cm" style:auto-text-indent="false"/>
      <style:text-properties fo:font-size="2pt" style:font-size-asian="2pt" style:font-size-complex="2pt"/>
    </style:style>
    <style:style style:name="P4" style:family="paragraph" style:parent-style-name="Table_20_Contents">
      <style:paragraph-properties fo:margin-left="0cm" fo:margin-right="0cm" fo:margin-top="0cm" fo:margin-bottom="0cm" fo:text-indent="0cm" style:auto-text-indent="false" fo:padding="0cm" fo:border="none"/>
      <style:text-properties fo:font-weight="bold"/>
    </style:style>
    <style:style style:name="P5" style:family="paragraph" style:parent-style-name="Table_20_Contents">
      <style:paragraph-properties fo:margin-left="0cm" fo:margin-right="0cm" fo:margin-top="0cm" fo:margin-bottom="0cm" fo:text-indent="0cm" style:auto-text-indent="false" fo:padding="0cm" fo:border="none"/>
      <style:text-properties style:font-name="times" fo:font-size="10pt"/>
    </style:style>
    <style:style style:name="P6" style:family="paragraph" style:parent-style-name="Table_20_Contents">
      <style:paragraph-properties fo:margin-left="0cm" fo:margin-right="0cm" fo:margin-top="0cm" fo:margin-bottom="0cm" fo:text-indent="0cm" style:auto-text-indent="false" fo:padding="0cm" fo:border="none"/>
      <style:text-properties style:font-name="courier"/>
    </style:style>
    <style:style style:name="P7" style:family="paragraph" style:parent-style-name="Table_20_Contents">
      <style:paragraph-properties fo:margin-left="0cm" fo:margin-right="0cm" fo:margin-top="0cm" fo:margin-bottom="0cm" fo:text-indent="0cm" style:auto-text-indent="false" fo:padding="0cm" fo:border="none"/>
      <style:text-properties style:font-name="courier" fo:font-weight="bold"/>
    </style:style>
    <style:style style:name="P8" style:family="paragraph" style:parent-style-name="Table_20_Contents">
      <style:paragraph-properties fo:margin-top="0cm" fo:margin-bottom="0cm" fo:padding="0cm" fo:border="none"/>
    </style:style>
    <style:style style:name="P9" style:family="paragraph" style:parent-style-name="Standard">
      <style:text-properties fo:font-weight="bold" style:font-weight-asian="bold" style:font-weight-complex="bold"/>
    </style:style>
    <style:style style:name="P10" style:family="paragraph" style:parent-style-name="Standard">
      <style:text-properties officeooo:paragraph-rsid="00153795"/>
    </style:style>
    <style:style style:name="P11" style:family="paragraph" style:parent-style-name="Standard">
      <style:text-properties officeooo:paragraph-rsid="001657ad"/>
    </style:style>
    <style:style style:name="P12" style:family="paragraph" style:parent-style-name="Standard">
      <style:paragraph-properties fo:break-before="page"/>
      <style:text-properties officeooo:paragraph-rsid="00153795"/>
    </style:style>
    <style:style style:name="P13" style:family="paragraph" style:parent-style-name="Standard">
      <style:paragraph-properties fo:break-before="page"/>
      <style:text-properties officeooo:paragraph-rsid="001657ad"/>
    </style:style>
    <style:style style:name="P14" style:family="paragraph" style:parent-style-name="Text_20_body">
      <style:text-properties fo:font-variant="normal" fo:text-transform="none" fo:color="#000000" style:font-name="sans-serif" fo:font-size="9.75pt" fo:letter-spacing="normal" fo:font-style="normal" fo:font-weight="normal" officeooo:paragraph-rsid="001657ad"/>
    </style:style>
    <style:style style:name="P15"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font-style="normal" fo:font-weight="normal"/>
    </style:style>
    <style:style style:name="P16" style:family="paragraph" style:parent-style-name="Text_20_body">
      <style:paragraph-properties fo:margin-left="0cm" fo:margin-right="0cm" style:line-height-at-least="0.503cm" fo:orphans="2" fo:widows="2" fo:text-indent="0cm" style:auto-text-indent="false"/>
    </style:style>
    <style:style style:name="P17" style:family="paragraph" style:parent-style-name="Text_20_body">
      <style:paragraph-properties fo:margin-left="0cm" fo:margin-right="0cm" fo:margin-top="0cm" fo:margin-bottom="0.212cm" style:line-height-at-least="0.476cm" fo:text-align="start" style:justify-single-word="false" fo:orphans="2" fo:widows="2" fo:text-indent="0cm" style:auto-text-indent="false" fo:background-color="transparent" fo:padding="0cm" fo:border="none">
        <style:background-image/>
      </style:paragraph-properties>
      <style:text-properties fo:font-variant="normal" fo:text-transform="none" fo:color="#000000" style:font-name="Arial" fo:font-size="10.5pt" fo:letter-spacing="normal" fo:font-style="normal" fo:font-weight="normal"/>
    </style:style>
    <style:style style:name="P18" style:family="paragraph" style:parent-style-name="Text_20_body" style:list-style-name="L1">
      <style:paragraph-properties fo:margin-left="0cm" fo:margin-right="0cm" fo:margin-top="0cm" fo:margin-bottom="0.212cm" style:line-height-at-least="0.476cm" fo:text-align="start" style:justify-single-word="false" fo:orphans="2" fo:widows="2" fo:text-indent="0cm" style:auto-text-indent="false" fo:background-color="transparent" fo:padding="0cm" fo:border="none">
        <style:background-image/>
      </style:paragraph-properties>
      <style:text-properties fo:font-variant="normal" fo:text-transform="none" fo:color="#000000" style:font-name="Arial" fo:font-size="10.5pt" fo:letter-spacing="normal" fo:font-style="normal" fo:font-weight="normal"/>
    </style:style>
    <style:style style:name="P19" style:family="paragraph" style:parent-style-name="Text_20_body">
      <style:paragraph-properties fo:margin-left="0cm" fo:margin-right="0cm" fo:margin-top="0cm" fo:margin-bottom="0cm" style:line-height-at-least="0.476cm" fo:text-align="start" style:justify-single-word="false" fo:orphans="2" fo:widows="2" fo:text-indent="0cm" style:auto-text-indent="false" fo:background-color="transparent" fo:padding="0cm" fo:border="none">
        <style:background-image/>
      </style:paragraph-properties>
    </style:style>
    <style:style style:name="P20" style:family="paragraph" style:parent-style-name="Text_20_body" style:list-style-name="L2">
      <style:paragraph-properties fo:margin-left="0cm" fo:margin-right="0cm" fo:margin-top="0cm" fo:margin-bottom="0cm" style:line-height-at-least="0.503cm" fo:orphans="2" fo:widows="2" fo:text-indent="0cm" style:auto-text-indent="false" fo:padding="0cm" fo:border="none"/>
    </style:style>
    <style:style style:name="P21" style:family="paragraph" style:parent-style-name="Heading_20_2">
      <style:paragraph-properties fo:break-before="page"/>
    </style:style>
    <style:style style:name="P22" style:family="paragraph" style:parent-style-name="Heading_20_2">
      <style:paragraph-properties fo:margin-left="0cm" fo:margin-right="0cm" fo:margin-top="0cm" fo:margin-bottom="0.212cm" style:line-height-at-least="0.503cm" fo:orphans="2" fo:widows="2" fo:text-indent="0cm" style:auto-text-indent="false" fo:padding="0cm" fo:border="none"/>
      <style:text-properties fo:font-variant="normal" fo:text-transform="none" fo:color="#000000" style:font-name="sans-serif" fo:font-size="14.25pt" fo:letter-spacing="normal" fo:font-style="normal" fo:font-weight="normal"/>
    </style:style>
    <style:style style:name="P23" style:family="paragraph" style:parent-style-name="Preformatted_20_Text">
      <style:paragraph-properties fo:margin-left="0cm" fo:margin-right="0cm" fo:margin-top="0cm" fo:margin-bottom="0cm" style:line-height-at-least="0.503cm" fo:text-align="start" style:justify-single-word="false" fo:orphans="2" fo:widows="2" fo:text-indent="0cm" style:auto-text-indent="false" fo:padding="0cm" fo:border="none" style:writing-mode="lr-tb"/>
      <style:text-properties fo:font-variant="normal" fo:text-transform="none" fo:color="#000000" style:font-name="monospace" fo:font-size="9.75pt" fo:letter-spacing="normal" fo:font-style="normal" fo:font-weight="normal"/>
    </style:style>
    <style:style style:name="P24" style:family="paragraph" style:parent-style-name="Preformatted_20_Text">
      <style:paragraph-properties fo:break-before="page"/>
    </style:style>
    <style:style style:name="P25" style:family="paragraph" style:parent-style-name="Preformatted_20_Text">
      <style:paragraph-properties fo:margin-top="0cm" fo:margin-bottom="0.499cm" style:line-height-at-least="0.503cm" fo:orphans="2" fo:widows="2" fo:background-color="#f9f9f9" fo:padding="0cm" fo:border="none">
        <style:background-image/>
      </style:paragraph-properties>
      <style:text-properties fo:font-variant="normal" fo:text-transform="none" fo:color="#000000" style:font-name="sans-serif" fo:font-size="9.75pt" fo:letter-spacing="normal" fo:font-style="normal" fo:font-weight="normal"/>
    </style:style>
    <style:style style:name="P26" style:family="paragraph" style:parent-style-name="Preformatted_20_Text">
      <style:paragraph-properties fo:margin-top="0cm" fo:margin-bottom="0.499cm" style:line-height-at-least="0.503cm" fo:orphans="2" fo:widows="2" fo:background-color="#f9f9f9" fo:padding="0cm" fo:border="none">
        <style:background-image/>
      </style:paragraph-properties>
      <style:text-properties fo:font-variant="normal" fo:text-transform="none" fo:color="#000000" fo:letter-spacing="normal"/>
    </style:style>
    <style:style style:name="P27" style:family="paragraph" style:parent-style-name="Preformatted_20_Text">
      <style:paragraph-properties fo:margin-top="0cm" fo:margin-bottom="0cm" style:line-height-at-least="0.503cm" fo:text-align="start" style:justify-single-word="false" fo:orphans="2" fo:widows="2" fo:padding="0cm" fo:border="none" style:writing-mode="lr-tb"/>
      <style:text-properties fo:font-variant="normal" fo:text-transform="none" fo:color="#009900" style:font-name="monospace" fo:font-size="9.75pt" fo:letter-spacing="normal" fo:font-style="normal" fo:font-weight="normal"/>
    </style:style>
    <style:style style:name="P28" style:family="paragraph" style:parent-style-name="Preformatted_20_Text">
      <style:paragraph-properties fo:margin-top="0cm" fo:margin-bottom="0cm" style:line-height-at-least="0.503cm" fo:text-align="start" style:justify-single-word="false" fo:orphans="2" fo:widows="2" fo:padding="0cm" fo:border="none" style:writing-mode="lr-tb"/>
      <style:text-properties fo:font-variant="normal" fo:text-transform="none" fo:color="#000000" fo:letter-spacing="normal"/>
    </style:style>
    <style:style style:name="P29" style:family="paragraph" style:parent-style-name="Preformatted_20_Text">
      <style:paragraph-properties style:line-height-at-least="0.503cm" fo:orphans="2" fo:widows="2" fo:background-color="#f9f9f9" fo:padding="0cm" fo:border="none">
        <style:background-image/>
      </style:paragraph-properties>
      <style:text-properties fo:font-variant="normal" fo:text-transform="none" fo:color="#000000" style:font-name="sans-serif" fo:font-size="9.75pt" fo:letter-spacing="normal" fo:font-style="normal" fo:font-weight="normal"/>
    </style:style>
    <style:style style:name="P30" style:family="paragraph" style:parent-style-name="Preformatted_20_Text">
      <style:paragraph-properties style:line-height-at-least="0.503cm" fo:orphans="2" fo:widows="2" fo:background-color="#f9f9f9" fo:padding="0cm" fo:border="none">
        <style:background-image/>
      </style:paragraph-properties>
      <style:text-properties fo:font-variant="normal" fo:text-transform="none" fo:color="#000000" fo:letter-spacing="normal"/>
    </style:style>
    <style:style style:name="T1" style:family="text">
      <style:text-properties fo:font-weight="bold"/>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officeooo:rsid="00153795"/>
    </style:style>
    <style:style style:name="T4" style:family="text">
      <style:text-properties fo:font-variant="normal" fo:text-transform="none" fo:color="#000000" style:font-name="Consolas" fo:font-size="10.5pt" fo:letter-spacing="normal" fo:font-style="normal" fo:font-weight="normal" fo:background-color="#eeeeee"/>
    </style:style>
    <style:style style:name="T5" style:family="text">
      <style:text-properties fo:font-variant="normal" fo:text-transform="none" fo:color="#000000" style:font-name="Consolas" fo:font-size="10.5pt" fo:letter-spacing="normal" fo:font-style="normal" fo:font-weight="normal" fo:background-color="transparent"/>
    </style:style>
    <style:style style:name="T6" style:family="text">
      <style:text-properties fo:font-variant="normal" fo:text-transform="none" fo:color="#000000" style:font-name="Arial" fo:font-size="10.5pt" fo:letter-spacing="normal" fo:font-style="normal" fo:font-weight="normal"/>
    </style:style>
    <style:style style:name="T7" style:family="text">
      <style:text-properties fo:font-variant="normal" fo:text-transform="none" fo:color="#808080" style:font-name="Consolas" fo:font-size="10.5pt" fo:letter-spacing="normal" fo:font-style="normal" fo:font-weight="normal" fo:background-color="transparent"/>
    </style:style>
    <style:style style:name="T8" style:family="text">
      <style:text-properties fo:font-variant="normal" fo:text-transform="none" fo:color="#3366bb" style:text-line-through-style="none" style:font-name="sans-serif" fo:font-size="9.75pt" fo:letter-spacing="normal" fo:font-style="normal" style:text-underline-style="none" fo:font-weight="normal" style:text-blinking="false"/>
    </style:style>
    <style:style style:name="T9" style:family="text">
      <style:text-properties officeooo:rsid="001657ad"/>
    </style:style>
    <style:style style:name="T10" style:family="text">
      <style:text-properties fo:color="#009900"/>
    </style:style>
    <style:style style:name="T11" style:family="text">
      <style:text-properties fo:color="#009900" style:font-name="monospace" fo:font-size="9.75pt" fo:font-style="normal" fo:font-weight="normal"/>
    </style:style>
    <style:style style:name="T12" style:family="text">
      <style:text-properties fo:color="#000088"/>
    </style:style>
    <style:style style:name="T13" style:family="text">
      <style:text-properties fo:color="#000088" style:font-name="monospace" fo:font-size="9.75pt" fo:font-style="normal" fo:font-weight="normal"/>
    </style:style>
    <style:style style:name="T14" style:family="text">
      <style:text-properties fo:color="#339933"/>
    </style:style>
    <style:style style:name="T15" style:family="text">
      <style:text-properties fo:color="#339933" style:font-name="monospace" fo:font-size="9.75pt" fo:font-style="normal" fo:font-weight="normal"/>
    </style:style>
    <style:style style:name="T16" style:family="text">
      <style:text-properties fo:color="#0000ff"/>
    </style:style>
    <style:style style:name="T17" style:family="text">
      <style:text-properties fo:color="#0000ff" style:font-name="monospace" fo:font-size="9.75pt" fo:font-style="normal" fo:font-weight="normal"/>
    </style:style>
    <style:style style:name="T18" style:family="text">
      <style:text-properties style:font-name="monospace" fo:font-size="9.75pt" fo:font-style="normal" fo:font-weight="normal"/>
    </style:style>
    <style:style style:name="T19" style:family="text">
      <style:text-properties fo:color="#006699" style:font-name="monospace" fo:font-size="9.75pt" fo:font-style="normal" fo:font-weight="bold"/>
    </style:style>
    <style:style style:name="T20" style:family="text">
      <style:text-properties fo:color="#990000" style:font-name="monospace" fo:font-size="9.75pt" fo:font-style="normal" fo:font-weight="normal"/>
    </style:style>
    <style:style style:name="T21" style:family="text">
      <style:text-properties fo:color="#b1b100" style:font-name="monospace" fo:font-size="9.75pt" fo:font-style="normal" fo:font-weight="normal"/>
    </style:style>
    <style:style style:name="T22" style:family="text">
      <style:text-properties fo:color="#cc66cc" style:font-name="monospace" fo:font-size="9.75pt" fo:font-style="normal" fo:font-weight="normal"/>
    </style:style>
    <style:style style:name="T23" style:family="text">
      <style:text-properties style:font-name="sans-serif" fo:font-size="9.75pt" fo:font-style="normal" fo:font-weight="normal"/>
    </style:style>
    <text:list-style style:name="L1">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Yahoo! Stock Quote Data</text:h>
      <text:p text:style-name="Text_20_body"/>
      <table:table table:name="Table1" table:style-name="Table1">
        <table:table-column table:style-name="Table1.A"/>
        <table:table-column table:style-name="Table1.B"/>
        <table:table-column table:style-name="Table1.A"/>
        <table:table-column table:style-name="Table1.D"/>
        <table:table-column table:style-name="Table1.A"/>
        <table:table-column table:style-name="Table1.F"/>
        <table:table-row>
          <table:table-cell table:style-name="Table1.A1" office:value-type="string">
            <text:p text:style-name="P4">a</text:p>
          </table:table-cell>
          <table:table-cell table:style-name="Table1.A1" office:value-type="string">
            <text:p text:style-name="P5">Ask</text:p>
          </table:table-cell>
          <table:table-cell table:style-name="Table1.A1" office:value-type="string">
            <text:p text:style-name="P7">a2</text:p>
          </table:table-cell>
          <table:table-cell table:style-name="Table1.A1" office:value-type="string">
            <text:p text:style-name="P5"><text:bookmark-start text:name="__DdeLink__4019_247290802"/>Average Daily Volume<text:bookmark-end text:name="__DdeLink__4019_247290802"/></text:p>
          </table:table-cell>
          <table:table-cell table:style-name="Table1.A1" office:value-type="string">
            <text:p text:style-name="P6"><text:line-break/><text:span text:style-name="T1">a5</text:span></text:p>
          </table:table-cell>
          <table:table-cell table:style-name="Table1.F1" office:value-type="string">
            <text:p text:style-name="P5"><text:bookmark-start text:name="__DdeLink__4023_247290802"/><text:bookmark-start text:name="__DdeLink__4021_247290802"/>Ask Size<text:bookmark-end text:name="__DdeLink__4023_247290802"/><text:bookmark-end text:name="__DdeLink__4021_247290802"/></text:p>
          </table:table-cell>
        </table:table-row>
        <table:table-row>
          <table:table-cell table:style-name="Table1.A2" office:value-type="string">
            <text:p text:style-name="P6"><text:line-break/><text:span text:style-name="T1">b</text:span></text:p>
          </table:table-cell>
          <table:table-cell table:style-name="Table1.A2" office:value-type="string">
            <text:p text:style-name="P5">Bid</text:p>
          </table:table-cell>
          <table:table-cell table:style-name="Table1.A2" office:value-type="string">
            <text:p text:style-name="P6"><text:line-break/><text:span text:style-name="T1">b2</text:span></text:p>
          </table:table-cell>
          <table:table-cell table:style-name="Table1.A2" office:value-type="string">
            <text:p text:style-name="P5"><text:bookmark-start text:name="__DdeLink__4025_247290802"/>Ask (Real-time)<text:bookmark-end text:name="__DdeLink__4025_247290802"/></text:p>
          </table:table-cell>
          <table:table-cell table:style-name="Table1.A2" office:value-type="string">
            <text:p text:style-name="P7">b3</text:p>
          </table:table-cell>
          <table:table-cell table:style-name="Table1.F2" office:value-type="string">
            <text:p text:style-name="P5"><text:bookmark-start text:name="__DdeLink__4027_247290802"/>Bid (Real-time)<text:bookmark-end text:name="__DdeLink__4027_247290802"/></text:p>
          </table:table-cell>
        </table:table-row>
        <table:table-row>
          <table:table-cell table:style-name="Table1.A2" office:value-type="string">
            <text:p text:style-name="P6"><text:line-break/><text:span text:style-name="T1">b4</text:span></text:p>
          </table:table-cell>
          <table:table-cell table:style-name="Table1.A2" office:value-type="string">
            <text:p text:style-name="P5">Book Value</text:p>
          </table:table-cell>
          <table:table-cell table:style-name="Table1.A2" office:value-type="string">
            <text:p text:style-name="P6"><text:line-break/><text:span text:style-name="T1">b6</text:span></text:p>
          </table:table-cell>
          <table:table-cell table:style-name="Table1.A2" office:value-type="string">
            <text:p text:style-name="P5">Bid Size</text:p>
          </table:table-cell>
          <table:table-cell table:style-name="Table1.A2" office:value-type="string">
            <text:p text:style-name="P6"><text:line-break/><text:span text:style-name="T1">c</text:span></text:p>
          </table:table-cell>
          <table:table-cell table:style-name="Table1.F2" office:value-type="string">
            <text:p text:style-name="P5">Change &amp; Percent Change</text:p>
          </table:table-cell>
        </table:table-row>
        <table:table-row>
          <table:table-cell table:style-name="Table1.A2" office:value-type="string">
            <text:p text:style-name="P7">c1</text:p>
          </table:table-cell>
          <table:table-cell table:style-name="Table1.A2" office:value-type="string">
            <text:p text:style-name="P5">Change</text:p>
          </table:table-cell>
          <table:table-cell table:style-name="Table1.A2" office:value-type="string">
            <text:p text:style-name="P6"><text:line-break/><text:span text:style-name="T1">c3</text:span></text:p>
          </table:table-cell>
          <table:table-cell table:style-name="Table1.A2" office:value-type="string">
            <text:p text:style-name="P5">Commission</text:p>
          </table:table-cell>
          <table:table-cell table:style-name="Table1.A2" office:value-type="string">
            <text:p text:style-name="P6"><text:line-break/><text:span text:style-name="T1">c6</text:span></text:p>
          </table:table-cell>
          <table:table-cell table:style-name="Table1.F2" office:value-type="string">
            <text:p text:style-name="P5">Change (Real-time)</text:p>
          </table:table-cell>
        </table:table-row>
        <table:table-row>
          <table:table-cell table:style-name="Table1.A2" office:value-type="string">
            <text:p text:style-name="P6"><text:line-break/><text:span text:style-name="T1">c8</text:span></text:p>
          </table:table-cell>
          <table:table-cell table:style-name="Table1.A2" office:value-type="string">
            <text:p text:style-name="P5">After Hours Change (Real-time)</text:p>
          </table:table-cell>
          <table:table-cell table:style-name="Table1.A2" office:value-type="string">
            <text:p text:style-name="P7">d</text:p>
          </table:table-cell>
          <table:table-cell table:style-name="Table1.A2" office:value-type="string">
            <text:p text:style-name="P5">Dividend/Share</text:p>
          </table:table-cell>
          <table:table-cell table:style-name="Table1.A2" office:value-type="string">
            <text:p text:style-name="P6"><text:line-break/><text:span text:style-name="T1">d1</text:span></text:p>
          </table:table-cell>
          <table:table-cell table:style-name="Table1.F2" office:value-type="string">
            <text:p text:style-name="P5">Last Trade Date</text:p>
          </table:table-cell>
        </table:table-row>
        <table:table-row>
          <table:table-cell table:style-name="Table1.A2" office:value-type="string">
            <text:p text:style-name="P6"><text:line-break/><text:span text:style-name="T1">d2</text:span></text:p>
          </table:table-cell>
          <table:table-cell table:style-name="Table1.A2" office:value-type="string">
            <text:p text:style-name="P5">Trade Date</text:p>
          </table:table-cell>
          <table:table-cell table:style-name="Table1.A2" office:value-type="string">
            <text:p text:style-name="P6"><text:line-break/><text:span text:style-name="T1">e</text:span></text:p>
          </table:table-cell>
          <table:table-cell table:style-name="Table1.A2" office:value-type="string">
            <text:p text:style-name="P5">Earnings/Share</text:p>
          </table:table-cell>
          <table:table-cell table:style-name="Table1.A2" office:value-type="string">
            <text:p text:style-name="P7">e1</text:p>
          </table:table-cell>
          <table:table-cell table:style-name="Table1.F2" office:value-type="string">
            <text:p text:style-name="P5">Error Indication (returned for symbol changed / invalid)</text:p>
          </table:table-cell>
        </table:table-row>
        <table:table-row>
          <table:table-cell table:style-name="Table1.A2" office:value-type="string">
            <text:p text:style-name="P6"><text:line-break/><text:span text:style-name="T1">e7</text:span></text:p>
          </table:table-cell>
          <table:table-cell table:style-name="Table1.A2" office:value-type="string">
            <text:p text:style-name="P5">EPS Estimate Current Year</text:p>
          </table:table-cell>
          <table:table-cell table:style-name="Table1.A2" office:value-type="string">
            <text:p text:style-name="P6"><text:line-break/><text:span text:style-name="T1">e8</text:span></text:p>
          </table:table-cell>
          <table:table-cell table:style-name="Table1.A2" office:value-type="string">
            <text:p text:style-name="P5">EPS Estimate Next Year</text:p>
          </table:table-cell>
          <table:table-cell table:style-name="Table1.A2" office:value-type="string">
            <text:p text:style-name="P6"><text:line-break/><text:span text:style-name="T1">e9</text:span></text:p>
          </table:table-cell>
          <table:table-cell table:style-name="Table1.F2" office:value-type="string">
            <text:p text:style-name="P5">EPS Estimate Next Quarter</text:p>
          </table:table-cell>
        </table:table-row>
        <table:table-row>
          <table:table-cell table:style-name="Table1.A2" office:value-type="string">
            <text:p text:style-name="P7">f6</text:p>
          </table:table-cell>
          <table:table-cell table:style-name="Table1.A2" office:value-type="string">
            <text:p text:style-name="P5">Float Shares</text:p>
          </table:table-cell>
          <table:table-cell table:style-name="Table1.A2" office:value-type="string">
            <text:p text:style-name="P6"><text:line-break/><text:span text:style-name="T1">g</text:span></text:p>
          </table:table-cell>
          <table:table-cell table:style-name="Table1.A2" office:value-type="string">
            <text:p text:style-name="P5">Day’s Low</text:p>
          </table:table-cell>
          <table:table-cell table:style-name="Table1.A2" office:value-type="string">
            <text:p text:style-name="P6"><text:line-break/><text:span text:style-name="T1">h</text:span></text:p>
          </table:table-cell>
          <table:table-cell table:style-name="Table1.F2" office:value-type="string">
            <text:p text:style-name="P5">Day’s High</text:p>
          </table:table-cell>
        </table:table-row>
        <table:table-row>
          <table:table-cell table:style-name="Table1.A2" office:value-type="string">
            <text:p text:style-name="P6"><text:line-break/><text:span text:style-name="T1">j</text:span></text:p>
          </table:table-cell>
          <table:table-cell table:style-name="Table1.A2" office:value-type="string">
            <text:p text:style-name="P5">52-week Low</text:p>
          </table:table-cell>
          <table:table-cell table:style-name="Table1.A2" office:value-type="string">
            <text:p text:style-name="P7">k</text:p>
          </table:table-cell>
          <table:table-cell table:style-name="Table1.A2" office:value-type="string">
            <text:p text:style-name="P5">52-week High</text:p>
          </table:table-cell>
          <table:table-cell table:style-name="Table1.A2" office:value-type="string">
            <text:p text:style-name="P6"><text:line-break/><text:span text:style-name="T1">g1</text:span></text:p>
          </table:table-cell>
          <table:table-cell table:style-name="Table1.F2" office:value-type="string">
            <text:p text:style-name="P5">Holdings Gain Percent</text:p>
          </table:table-cell>
        </table:table-row>
        <table:table-row>
          <table:table-cell table:style-name="Table1.A2" office:value-type="string">
            <text:p text:style-name="P6"><text:line-break/><text:span text:style-name="T1">g3</text:span></text:p>
          </table:table-cell>
          <table:table-cell table:style-name="Table1.A2" office:value-type="string">
            <text:p text:style-name="P5">Annualized Gain</text:p>
          </table:table-cell>
          <table:table-cell table:style-name="Table1.A2" office:value-type="string">
            <text:p text:style-name="P6"><text:line-break/><text:span text:style-name="T1">g4</text:span></text:p>
          </table:table-cell>
          <table:table-cell table:style-name="Table1.A2" office:value-type="string">
            <text:p text:style-name="P5">Holdings Gain</text:p>
          </table:table-cell>
          <table:table-cell table:style-name="Table1.A2" office:value-type="string">
            <text:p text:style-name="P7">g5</text:p>
          </table:table-cell>
          <table:table-cell table:style-name="Table1.F2" office:value-type="string">
            <text:p text:style-name="P5">Holdings Gain Percent (Real-time)</text:p>
          </table:table-cell>
        </table:table-row>
        <table:table-row>
          <table:table-cell table:style-name="Table1.A2" office:value-type="string">
            <text:p text:style-name="P6"><text:line-break/><text:span text:style-name="T1">g6</text:span></text:p>
          </table:table-cell>
          <table:table-cell table:style-name="Table1.A2" office:value-type="string">
            <text:p text:style-name="P5">Holdings Gain (Real-time)</text:p>
          </table:table-cell>
          <table:table-cell table:style-name="Table1.A2" office:value-type="string">
            <text:p text:style-name="P6"><text:line-break/><text:span text:style-name="T1">i</text:span></text:p>
          </table:table-cell>
          <table:table-cell table:style-name="Table1.A2" office:value-type="string">
            <text:p text:style-name="P5">More Info</text:p>
          </table:table-cell>
          <table:table-cell table:style-name="Table1.A2" office:value-type="string">
            <text:p text:style-name="P6"><text:line-break/><text:span text:style-name="T1">i5</text:span></text:p>
          </table:table-cell>
          <table:table-cell table:style-name="Table1.F2" office:value-type="string">
            <text:p text:style-name="P5">Order Book (Real-time)</text:p>
          </table:table-cell>
        </table:table-row>
        <table:table-row>
          <table:table-cell table:style-name="Table1.A2" office:value-type="string">
            <text:p text:style-name="P7">j1</text:p>
          </table:table-cell>
          <table:table-cell table:style-name="Table1.A2" office:value-type="string">
            <text:p text:style-name="P5">Market Capitalization</text:p>
          </table:table-cell>
          <table:table-cell table:style-name="Table1.A2" office:value-type="string">
            <text:p text:style-name="P6"><text:line-break/><text:span text:style-name="T1">j3</text:span></text:p>
          </table:table-cell>
          <table:table-cell table:style-name="Table1.A2" office:value-type="string">
            <text:p text:style-name="P5">Market Cap (Real-time)</text:p>
          </table:table-cell>
          <table:table-cell table:style-name="Table1.A2" office:value-type="string">
            <text:p text:style-name="P6"><text:line-break/><text:span text:style-name="T1">j4</text:span></text:p>
          </table:table-cell>
          <table:table-cell table:style-name="Table1.F2" office:value-type="string">
            <text:p text:style-name="P5">EBITDA</text:p>
          </table:table-cell>
        </table:table-row>
        <table:table-row>
          <table:table-cell table:style-name="Table1.A2" office:value-type="string">
            <text:p text:style-name="P6"><text:line-break/><text:span text:style-name="T1">j5</text:span></text:p>
          </table:table-cell>
          <table:table-cell table:style-name="Table1.A2" office:value-type="string">
            <text:p text:style-name="P5">Change From 52-week Low</text:p>
          </table:table-cell>
          <table:table-cell table:style-name="Table1.A2" office:value-type="string">
            <text:p text:style-name="P7">j6</text:p>
          </table:table-cell>
          <table:table-cell table:style-name="Table1.A2" office:value-type="string">
            <text:p text:style-name="P5">Percent Change From 52-week Low</text:p>
          </table:table-cell>
          <table:table-cell table:style-name="Table1.A2" office:value-type="string">
            <text:p text:style-name="P6"><text:line-break/><text:span text:style-name="T1">k1</text:span></text:p>
          </table:table-cell>
          <table:table-cell table:style-name="Table1.F2" office:value-type="string">
            <text:p text:style-name="P5">Last Trade (Real-time) With Time</text:p>
          </table:table-cell>
        </table:table-row>
        <table:table-row>
          <table:table-cell table:style-name="Table1.A2" office:value-type="string">
            <text:p text:style-name="P6"><text:line-break/><text:span text:style-name="T1">k2</text:span></text:p>
          </table:table-cell>
          <table:table-cell table:style-name="Table1.A2" office:value-type="string">
            <text:p text:style-name="P5">Change Percent (Real-time)</text:p>
          </table:table-cell>
          <table:table-cell table:style-name="Table1.A2" office:value-type="string">
            <text:p text:style-name="P6"><text:line-break/><text:span text:style-name="T1">k3</text:span></text:p>
          </table:table-cell>
          <table:table-cell table:style-name="Table1.A2" office:value-type="string">
            <text:p text:style-name="P5">Last Trade Size</text:p>
          </table:table-cell>
          <table:table-cell table:style-name="Table1.A2" office:value-type="string">
            <text:p text:style-name="P7">k4</text:p>
          </table:table-cell>
          <table:table-cell table:style-name="Table1.F2" office:value-type="string">
            <text:p text:style-name="P5">Change From 52-week High</text:p>
          </table:table-cell>
        </table:table-row>
        <table:table-row>
          <table:table-cell table:style-name="Table1.A2" office:value-type="string">
            <text:p text:style-name="P6"><text:line-break/><text:span text:style-name="T1">k5</text:span></text:p>
          </table:table-cell>
          <table:table-cell table:style-name="Table1.A2" office:value-type="string">
            <text:p text:style-name="P5">Percebt Change From 52-week High</text:p>
          </table:table-cell>
          <table:table-cell table:style-name="Table1.A2" office:value-type="string">
            <text:p text:style-name="P6"><text:line-break/><text:span text:style-name="T1">l</text:span></text:p>
          </table:table-cell>
          <table:table-cell table:style-name="Table1.A2" office:value-type="string">
            <text:p text:style-name="P5">Last Trade (With Time)</text:p>
          </table:table-cell>
          <table:table-cell table:style-name="Table1.A2" office:value-type="string">
            <text:p text:style-name="P6"><text:line-break/><text:span text:style-name="T1">l1</text:span></text:p>
          </table:table-cell>
          <table:table-cell table:style-name="Table1.F2" office:value-type="string">
            <text:p text:style-name="P5">Last Trade (Price Only)</text:p>
          </table:table-cell>
        </table:table-row>
        <table:table-row>
          <table:table-cell table:style-name="Table1.A2" office:value-type="string">
            <text:p text:style-name="P7">l2</text:p>
          </table:table-cell>
          <table:table-cell table:style-name="Table1.A2" office:value-type="string">
            <text:p text:style-name="P5">High Limit</text:p>
          </table:table-cell>
          <table:table-cell table:style-name="Table1.A2" office:value-type="string">
            <text:p text:style-name="P6"><text:line-break/><text:span text:style-name="T1">l3</text:span></text:p>
          </table:table-cell>
          <table:table-cell table:style-name="Table1.A2" office:value-type="string">
            <text:p text:style-name="P5">Low Limit</text:p>
          </table:table-cell>
          <table:table-cell table:style-name="Table1.A2" office:value-type="string">
            <text:p text:style-name="P6"><text:line-break/><text:span text:style-name="T1">m</text:span></text:p>
          </table:table-cell>
          <table:table-cell table:style-name="Table1.F2" office:value-type="string">
            <text:p text:style-name="P5">Day’s Range</text:p>
          </table:table-cell>
        </table:table-row>
        <table:table-row>
          <table:table-cell table:style-name="Table1.A2" office:value-type="string">
            <text:p text:style-name="P6"><text:line-break/><text:span text:style-name="T1">m2</text:span></text:p>
          </table:table-cell>
          <table:table-cell table:style-name="Table1.A2" office:value-type="string">
            <text:p text:style-name="P5">Day’s Range (Real-time)</text:p>
          </table:table-cell>
          <table:table-cell table:style-name="Table1.A2" office:value-type="string">
            <text:p text:style-name="P7">m3</text:p>
          </table:table-cell>
          <table:table-cell table:style-name="Table1.A2" office:value-type="string">
            <text:p text:style-name="P5">50-day Moving Average</text:p>
          </table:table-cell>
          <table:table-cell table:style-name="Table1.A2" office:value-type="string">
            <text:p text:style-name="P6"><text:line-break/><text:span text:style-name="T1">m4</text:span></text:p>
          </table:table-cell>
          <table:table-cell table:style-name="Table1.F2" office:value-type="string">
            <text:p text:style-name="P5">200-day Moving Average</text:p>
          </table:table-cell>
        </table:table-row>
        <table:table-row>
          <table:table-cell table:style-name="Table1.A2" office:value-type="string">
            <text:p text:style-name="P6"><text:line-break/><text:span text:style-name="T1">m5</text:span></text:p>
          </table:table-cell>
          <table:table-cell table:style-name="Table1.A2" office:value-type="string">
            <text:p text:style-name="P5">Change From 200-day Moving Average</text:p>
          </table:table-cell>
          <table:table-cell table:style-name="Table1.A2" office:value-type="string">
            <text:p text:style-name="P6"><text:line-break/><text:span text:style-name="T1">m6</text:span></text:p>
          </table:table-cell>
          <table:table-cell table:style-name="Table1.A2" office:value-type="string">
            <text:p text:style-name="P5">Percent Change From 200-day Moving Average</text:p>
          </table:table-cell>
          <table:table-cell table:style-name="Table1.A2" office:value-type="string">
            <text:p text:style-name="P7">m7</text:p>
          </table:table-cell>
          <table:table-cell table:style-name="Table1.F2" office:value-type="string">
            <text:p text:style-name="P5">Change From 50-day Moving Average</text:p>
          </table:table-cell>
        </table:table-row>
        <table:table-row>
          <table:table-cell table:style-name="Table1.A2" office:value-type="string">
            <text:p text:style-name="P6"><text:line-break/><text:span text:style-name="T1">m8</text:span></text:p>
          </table:table-cell>
          <table:table-cell table:style-name="Table1.A2" office:value-type="string">
            <text:p text:style-name="P5">Percent Change From 50-day Moving Average</text:p>
          </table:table-cell>
          <table:table-cell table:style-name="Table1.A2" office:value-type="string">
            <text:p text:style-name="P6"><text:line-break/><text:span text:style-name="T1">n</text:span></text:p>
          </table:table-cell>
          <table:table-cell table:style-name="Table1.A2" office:value-type="string">
            <text:p text:style-name="P5">Name</text:p>
          </table:table-cell>
          <table:table-cell table:style-name="Table1.A2" office:value-type="string">
            <text:p text:style-name="P6"><text:line-break/><text:span text:style-name="T1">n4</text:span></text:p>
          </table:table-cell>
          <table:table-cell table:style-name="Table1.F2" office:value-type="string">
            <text:p text:style-name="P5">Notes</text:p>
          </table:table-cell>
        </table:table-row>
        <table:table-row>
          <table:table-cell table:style-name="Table1.A2" office:value-type="string">
            <text:p text:style-name="P7">o</text:p>
          </table:table-cell>
          <table:table-cell table:style-name="Table1.A2" office:value-type="string">
            <text:p text:style-name="P5">Open</text:p>
          </table:table-cell>
          <table:table-cell table:style-name="Table1.A2" office:value-type="string">
            <text:p text:style-name="P6"><text:line-break/><text:span text:style-name="T1">p</text:span></text:p>
          </table:table-cell>
          <table:table-cell table:style-name="Table1.A2" office:value-type="string">
            <text:p text:style-name="P5">Previous Close</text:p>
          </table:table-cell>
          <table:table-cell table:style-name="Table1.A2" office:value-type="string">
            <text:p text:style-name="P6"><text:line-break/><text:span text:style-name="T1">p1</text:span></text:p>
          </table:table-cell>
          <table:table-cell table:style-name="Table1.F2" office:value-type="string">
            <text:p text:style-name="P5">Price Paid</text:p>
          </table:table-cell>
        </table:table-row>
        <table:table-row>
          <table:table-cell table:style-name="Table1.A2" office:value-type="string">
            <text:p text:style-name="P6"><text:line-break/><text:soft-page-break/><text:span text:style-name="T1">p2</text:span></text:p>
          </table:table-cell>
          <table:table-cell table:style-name="Table1.A2" office:value-type="string">
            <text:p text:style-name="P5">Change in Percent</text:p>
          </table:table-cell>
          <table:table-cell table:style-name="Table1.A2" office:value-type="string">
            <text:p text:style-name="P7">p5</text:p>
          </table:table-cell>
          <table:table-cell table:style-name="Table1.A2" office:value-type="string">
            <text:p text:style-name="P5">Price/Sales</text:p>
          </table:table-cell>
          <table:table-cell table:style-name="Table1.A2" office:value-type="string">
            <text:p text:style-name="P6"><text:line-break/><text:soft-page-break/><text:span text:style-name="T1">p6</text:span></text:p>
          </table:table-cell>
          <table:table-cell table:style-name="Table1.F2" office:value-type="string">
            <text:p text:style-name="P5">Price/Book</text:p>
          </table:table-cell>
        </table:table-row>
        <table:table-row>
          <table:table-cell table:style-name="Table1.A2" office:value-type="string">
            <text:p text:style-name="P6"><text:line-break/><text:span text:style-name="T1">q</text:span></text:p>
          </table:table-cell>
          <table:table-cell table:style-name="Table1.A2" office:value-type="string">
            <text:p text:style-name="P5">Ex-Dividend Date</text:p>
          </table:table-cell>
          <table:table-cell table:style-name="Table1.A2" office:value-type="string">
            <text:p text:style-name="P6"><text:line-break/><text:span text:style-name="T1">r</text:span></text:p>
          </table:table-cell>
          <table:table-cell table:style-name="Table1.A2" office:value-type="string">
            <text:p text:style-name="P5">P/E Ratio</text:p>
          </table:table-cell>
          <table:table-cell table:style-name="Table1.A2" office:value-type="string">
            <text:p text:style-name="P7">r1</text:p>
          </table:table-cell>
          <table:table-cell table:style-name="Table1.F2" office:value-type="string">
            <text:p text:style-name="P5">Dividend Pay Date</text:p>
          </table:table-cell>
        </table:table-row>
        <table:table-row>
          <table:table-cell table:style-name="Table1.A2" office:value-type="string">
            <text:p text:style-name="P6"><text:line-break/><text:span text:style-name="T1">r2</text:span></text:p>
          </table:table-cell>
          <table:table-cell table:style-name="Table1.A2" office:value-type="string">
            <text:p text:style-name="P5">P/E Ratio (Real-time)</text:p>
          </table:table-cell>
          <table:table-cell table:style-name="Table1.A2" office:value-type="string">
            <text:p text:style-name="P6"><text:line-break/><text:span text:style-name="T1">r5</text:span></text:p>
          </table:table-cell>
          <table:table-cell table:style-name="Table1.A2" office:value-type="string">
            <text:p text:style-name="P5">PEG Ratio</text:p>
          </table:table-cell>
          <table:table-cell table:style-name="Table1.A2" office:value-type="string">
            <text:p text:style-name="P6"><text:line-break/><text:span text:style-name="T1">r6</text:span></text:p>
          </table:table-cell>
          <table:table-cell table:style-name="Table1.F2" office:value-type="string">
            <text:p text:style-name="P5">Price/EPS Estimate Current Year</text:p>
          </table:table-cell>
        </table:table-row>
        <table:table-row>
          <table:table-cell table:style-name="Table1.A2" office:value-type="string">
            <text:p text:style-name="P7">r7</text:p>
          </table:table-cell>
          <table:table-cell table:style-name="Table1.A2" office:value-type="string">
            <text:p text:style-name="P5">Price/EPS Estimate Next Year</text:p>
          </table:table-cell>
          <table:table-cell table:style-name="Table1.A2" office:value-type="string">
            <text:p text:style-name="P6"><text:line-break/><text:span text:style-name="T1">s</text:span></text:p>
          </table:table-cell>
          <table:table-cell table:style-name="Table1.A2" office:value-type="string">
            <text:p text:style-name="P5">Symbol</text:p>
          </table:table-cell>
          <table:table-cell table:style-name="Table1.A2" office:value-type="string">
            <text:p text:style-name="P6"><text:line-break/><text:span text:style-name="T1">s1</text:span></text:p>
          </table:table-cell>
          <table:table-cell table:style-name="Table1.F2" office:value-type="string">
            <text:p text:style-name="P5">Shares Owned</text:p>
          </table:table-cell>
        </table:table-row>
        <table:table-row>
          <table:table-cell table:style-name="Table1.A2" office:value-type="string">
            <text:p text:style-name="P6"><text:line-break/><text:span text:style-name="T1">s7</text:span></text:p>
          </table:table-cell>
          <table:table-cell table:style-name="Table1.A2" office:value-type="string">
            <text:p text:style-name="P5">Short Ratio</text:p>
          </table:table-cell>
          <table:table-cell table:style-name="Table1.A2" office:value-type="string">
            <text:p text:style-name="P7">t1</text:p>
          </table:table-cell>
          <table:table-cell table:style-name="Table1.A2" office:value-type="string">
            <text:p text:style-name="P5">Last Trade Time</text:p>
          </table:table-cell>
          <table:table-cell table:style-name="Table1.A2" office:value-type="string">
            <text:p text:style-name="P6"><text:line-break/><text:span text:style-name="T1">t6</text:span></text:p>
          </table:table-cell>
          <table:table-cell table:style-name="Table1.F2" office:value-type="string">
            <text:p text:style-name="P5">Trade Links</text:p>
          </table:table-cell>
        </table:table-row>
        <table:table-row>
          <table:table-cell table:style-name="Table1.A2" office:value-type="string">
            <text:p text:style-name="P6"><text:line-break/><text:span text:style-name="T1">t7</text:span></text:p>
          </table:table-cell>
          <table:table-cell table:style-name="Table1.A2" office:value-type="string">
            <text:p text:style-name="P5">Ticker Trend</text:p>
          </table:table-cell>
          <table:table-cell table:style-name="Table1.A2" office:value-type="string">
            <text:p text:style-name="P6"><text:line-break/><text:span text:style-name="T1">t8</text:span></text:p>
          </table:table-cell>
          <table:table-cell table:style-name="Table1.A2" office:value-type="string">
            <text:p text:style-name="P5">1 yr Target Price</text:p>
          </table:table-cell>
          <table:table-cell table:style-name="Table1.A2" office:value-type="string">
            <text:p text:style-name="P7">v</text:p>
          </table:table-cell>
          <table:table-cell table:style-name="Table1.F2" office:value-type="string">
            <text:p text:style-name="P5">Volume</text:p>
          </table:table-cell>
        </table:table-row>
        <table:table-row>
          <table:table-cell table:style-name="Table1.A2" office:value-type="string">
            <text:p text:style-name="P6"><text:line-break/><text:span text:style-name="T1">v1</text:span></text:p>
          </table:table-cell>
          <table:table-cell table:style-name="Table1.A2" office:value-type="string">
            <text:p text:style-name="P5">Holdings Value</text:p>
          </table:table-cell>
          <table:table-cell table:style-name="Table1.A2" office:value-type="string">
            <text:p text:style-name="P6"><text:line-break/><text:span text:style-name="T1">v7</text:span></text:p>
          </table:table-cell>
          <table:table-cell table:style-name="Table1.A2" office:value-type="string">
            <text:p text:style-name="P5">Holdings Value (Real-time)</text:p>
          </table:table-cell>
          <table:table-cell table:style-name="Table1.A2" office:value-type="string">
            <text:p text:style-name="P6"><text:line-break/><text:span text:style-name="T1">w</text:span></text:p>
          </table:table-cell>
          <table:table-cell table:style-name="Table1.F2" office:value-type="string">
            <text:p text:style-name="P5">52-week Range</text:p>
          </table:table-cell>
        </table:table-row>
        <table:table-row>
          <table:table-cell table:style-name="Table1.A2" office:value-type="string">
            <text:p text:style-name="P7">w1</text:p>
          </table:table-cell>
          <table:table-cell table:style-name="Table1.A2" office:value-type="string">
            <text:p text:style-name="P5">Day’s Value Change</text:p>
          </table:table-cell>
          <table:table-cell table:style-name="Table1.A2" office:value-type="string">
            <text:p text:style-name="P6"><text:line-break/><text:span text:style-name="T1">w4</text:span></text:p>
          </table:table-cell>
          <table:table-cell table:style-name="Table1.A2" office:value-type="string">
            <text:p text:style-name="P5">Day’s Value Change (Real-time)</text:p>
          </table:table-cell>
          <table:table-cell table:style-name="Table1.A2" office:value-type="string">
            <text:p text:style-name="P6"><text:line-break/><text:span text:style-name="T1">x</text:span></text:p>
          </table:table-cell>
          <table:table-cell table:style-name="Table1.F2" office:value-type="string">
            <text:p text:style-name="P5">Stock Exchange</text:p>
          </table:table-cell>
        </table:table-row>
        <table:table-row>
          <table:table-cell table:style-name="Table1.A2" office:value-type="string">
            <text:p text:style-name="P6"><text:line-break/><text:span text:style-name="T1">y</text:span></text:p>
          </table:table-cell>
          <table:table-cell table:style-name="Table1.A2" office:value-type="string">
            <text:p text:style-name="P5">Dividend Yield</text:p>
          </table:table-cell>
          <table:table-cell table:style-name="Table1.A2" office:value-type="string">
            <text:p text:style-name="P3"/>
          </table:table-cell>
          <table:table-cell table:style-name="Table1.A2" office:value-type="string">
            <text:p text:style-name="P8"/>
          </table:table-cell>
          <table:table-cell table:style-name="Table1.E29" table:number-columns-spanned="2" office:value-type="string">
            <text:p text:style-name="P2"/>
          </table:table-cell>
          <table:covered-table-cell/>
        </table:table-row>
      </table:table>
      <text:p text:style-name="Standard"/>
      <text:p text:style-name="Standard"/>
      <text:h text:style-name="P21" text:outline-level="2">Example s</text:h>
      <text:p text:style-name="Standard"/>
      <text:p text:style-name="P9"><text:bookmark-start text:name="__DdeLink__1027_247290802"/><text:span text:style-name="T2">http://finance.yahoo.com/d/quotes.csv?s=</text:span>XOM+BBDb.TO+JNJ+MSFT<text:bookmark-start text:name="__DdeLink__4017_247290802"/>&amp;f<text:bookmark-end text:name="__DdeLink__4017_247290802"/>=snd1l1yr<text:bookmark-end text:name="__DdeLink__1027_247290802"/> </text:p>
      <text:p text:style-name="Standard"/>
      <text:p text:style-name="Standard">"XOM","Exxon Mobil Corpo","11/9/2010",70.63,2.46,12.51 </text:p>
      <text:p text:style-name="Standard">"BBD-B.TO","BOMBARDIER INC., ","11/9/2010",4.95,2.02,N/A </text:p>
      <text:p text:style-name="Standard">"JNJ","Johnson &amp; Johnson","11/9/2010",64.31,3.20,13.21 </text:p>
      <text:p text:style-name="Standard">"MSFT","Microsoft Corpora","11/9/2010",26.95,1.93,11.59</text:p>
      <text:p text:style-name="Standard"/>
      <text:p text:style-name="P9"><text:bookmark-start text:name="__DdeLink__4031_247290802"/><text:span text:style-name="T2">http://quote.yahoo.com/d/quotes.csv?s</text:span><text:bookmark-end text:name="__DdeLink__4031_247290802"/><text:span text:style-name="T2">=</text:span>BBDB.TO+NT.TO+GE+MSFT&amp;f=snl1d1t1ohgdr </text:p>
      <text:p text:style-name="Standard"/>
      <text:p text:style-name="Standard">"BBD-B.TO","BOMBARDIER INC., ",4.95,"11/9/2010","4:15pm",5.15,5.15,4.91,0.10,N/A </text:p>
      <text:p text:style-name="Standard">"NT.TO","NT.TO",0.00,"N/A","4:12am",N/A,N/A,N/A,N/A,N/A </text:p>
      <text:p text:style-name="Standard">"GE","General Electric ",16.62,"11/9/2010","4:00pm",N/A,N/A,N/A,0.42,18.12 </text:p>
      <text:p text:style-name="Standard">"MSFT","Microsoft Corpora",26.95,"11/9/2010","4:00pm",N/A,N/A,N/A,0.52,11.59</text:p>
      <text:p text:style-name="P24"><text:a xlink:type="simple" xlink:href="http://ichart.finance.yahoo.com/table.csv?s=STOCK"><text:span text:style-name="Source_20_Text"><text:span text:style-name="T5">http:</text:span></text:span></text:a><text:a xlink:type="simple" xlink:href="http://ichart.finance.yahoo.com/table.csv?s=STOCK"><text:span text:style-name="Source_20_Text"><text:span text:style-name="T7">//ichart.finance.yahoo.com/table.csv?s=STOCK</text:span></text:span></text:a></text:p>
      <text:p text:style-name="Preformatted_20_Text"><text:span text:style-name="Source_20_Text"><text:span text:style-name="T7"/></text:span></text:p>
      <text:p text:style-name="P19"><text:span text:style-name="T6">where </text:span><text:span text:style-name="Source_20_Text"><text:span text:style-name="T4">STOCK</text:span></text:span><text:span text:style-name="T6"> is the ticker symbol.</text:span></text:p>
      <text:p text:style-name="P17">You can limit what that returns with some additional parameters:</text:p>
      <text:list xml:id="list1842356277" text:style-name="L1">
        <text:list-item>
          <text:p text:style-name="P18">s - Ticker symbol. This is the only parameter that isn't optional.</text:p>
          <text:p text:style-name="P18">Start date for historical prices:</text:p>
        </text:list-item>
        <text:list-item>
          <text:p text:style-name="P18">a - Month number, starting with 0 for January.</text:p>
        </text:list-item>
        <text:list-item>
          <text:p text:style-name="P18">b - Day number, eg, 1 for the first of the month.</text:p>
        </text:list-item>
        <text:list-item>
          <text:p text:style-name="P18">c - Year.</text:p>
          <text:p text:style-name="P18">End date for historical prices (default is the most current available closing price):</text:p>
        </text:list-item>
        <text:list-item>
          <text:p text:style-name="P18">d - Month number, starting with 0 for January.</text:p>
        </text:list-item>
        <text:list-item>
          <text:p text:style-name="P18">e - Day number, eg, 1 for the first of the month.</text:p>
        </text:list-item>
        <text:list-item>
          <text:p text:style-name="P18">f - Year.</text:p>
          <text:p text:style-name="P18">And finally, the frequency of historical prices:</text:p>
        </text:list-item>
        <text:list-item>
          <text:p text:style-name="P18">g - Possible values are 'd' for daily (the default), 'w' for weekly, and 'm' for monthly.</text:p>
        </text:list-item>
      </text:list>
      <text:p text:style-name="Standard"/>
      <text:h text:style-name="P21" text:outline-level="2">Python Parser Script</text:h>
      <text:p text:style-name="Standard"/>
      <text:p text:style-name="Standard">#!/usr/bin/env python </text:p>
      <text:p text:style-name="Standard"># </text:p>
      <text:p text:style-name="Standard"># <text:s/>Copyright (c) 2007-2008, Corey Goldberg (corey@goldb.org) </text:p>
      <text:p text:style-name="Standard"># </text:p>
      <text:p text:style-name="Standard"># <text:s/>license: GNU LGPL </text:p>
      <text:p text:style-name="Standard"># </text:p>
      <text:p text:style-name="Standard"># <text:s/>This library is free software; you can redistribute it and/or </text:p>
      <text:p text:style-name="Standard"># <text:s/>modify it under the terms of the GNU Lesser General Public </text:p>
      <text:p text:style-name="Standard"># <text:s/>License as published by the Free Software Foundation; either </text:p>
      <text:p text:style-name="Standard"># <text:s/>version 2.1 of the License, or (at your option) any later version. </text:p>
      <text:p text:style-name="Standard"/>
      <text:p text:style-name="Standard"/>
      <text:p text:style-name="Standard">import urllib </text:p>
      <text:p text:style-name="Standard"/>
      <text:p text:style-name="Standard"/>
      <text:p text:style-name="Standard">""" </text:p>
      <text:p text:style-name="Standard">This is the "ystockquote" module. </text:p>
      <text:p text:style-name="Standard"/>
      <text:p text:style-name="Standard">This module provides a Python API for retrieving stock data from Yahoo Finance. </text:p>
      <text:p text:style-name="Standard"/>
      <text:p text:style-name="Standard">sample usage: </text:p>
      <text:p text:style-name="Standard">&gt;&gt;&gt; import ystockquote </text:p>
      <text:p text:style-name="Standard">&gt;&gt;&gt; print ystockquote.get_price('GOOG') </text:p>
      <text:p text:style-name="Standard">529.46 </text:p>
      <text:p text:style-name="Standard">""" </text:p>
      <text:p text:style-name="Standard"/>
      <text:p text:style-name="Standard"/>
      <text:p text:style-name="Standard">def __request(symbol, stat): </text:p>
      <text:p text:style-name="Standard"><text:s text:c="4"/>url = 'http://finance.yahoo.com/d/quotes.csv?s=%s&amp;f=%s' % (symbol, stat) </text:p>
      <text:p text:style-name="Standard"><text:s text:c="4"/>return urllib.urlopen(url).read().strip().strip('"') </text:p>
      <text:p text:style-name="Standard"/>
      <text:p text:style-name="Standard"/>
      <text:p text:style-name="Standard">def get_all(symbol): </text:p>
      <text:p text:style-name="Standard"><text:s text:c="4"/>""" </text:p>
      <text:p text:style-name="Standard"><text:s text:c="4"/>Get all available quote data for the given ticker symbol. </text:p>
      <text:p text:style-name="Standard"><text:s text:c="4"/></text:p>
      <text:p text:style-name="Standard"><text:s text:c="4"/>Returns a dictionary. </text:p>
      <text:p text:style-name="Standard"><text:s text:c="4"/>""" </text:p>
      <text:p text:style-name="Standard"><text:s text:c="4"/>values = __request(symbol, 'l1c1va2xj1b4j4dyekjm3m4rr5p5p6s7').split(',') </text:p>
      <text:p text:style-name="Standard"><text:s text:c="4"/>data = {} </text:p>
      <text:p text:style-name="Standard"><text:s text:c="4"/>data['price'] = values[0] </text:p>
      <text:p text:style-name="Standard"><text:s text:c="4"/>data['change'] = values[1] </text:p>
      <text:p text:style-name="Standard"><text:s text:c="4"/>data['volume'] = values[2] </text:p>
      <text:p text:style-name="Standard"><text:s text:c="4"/>data['avg_daily_volume'] = values[3] </text:p>
      <text:p text:style-name="Standard"><text:s text:c="4"/>data['stock_exchange'] = values[4] </text:p>
      <text:p text:style-name="Standard"><text:s text:c="4"/>data['market_cap'] = values[5] </text:p>
      <text:p text:style-name="Standard"><text:soft-page-break/><text:s text:c="4"/>data['book_value'] = values[6] </text:p>
      <text:p text:style-name="Standard"><text:s text:c="4"/>data['ebitda'] = values[7] </text:p>
      <text:p text:style-name="Standard"><text:s text:c="4"/>data['dividend_per_share'] = values[8] </text:p>
      <text:p text:style-name="Standard"><text:s text:c="4"/>data['dividend_yield'] = values[9] </text:p>
      <text:p text:style-name="Standard"><text:s text:c="4"/>data['earnings_per_share'] = values[10] </text:p>
      <text:p text:style-name="Standard"><text:s text:c="4"/>data['52_week_high'] = values[11] </text:p>
      <text:p text:style-name="Standard"><text:s text:c="4"/>data['52_week_low'] = values[12] </text:p>
      <text:p text:style-name="Standard"><text:s text:c="4"/>data['50day_moving_avg'] = values[13] </text:p>
      <text:p text:style-name="Standard"><text:s text:c="4"/>data['200day_moving_avg'] = values[14] </text:p>
      <text:p text:style-name="Standard"><text:s text:c="4"/>data['price_earnings_ratio'] = values[15] </text:p>
      <text:p text:style-name="Standard"><text:s text:c="4"/>data['price_earnings_growth_ratio'] = values[16] </text:p>
      <text:p text:style-name="Standard"><text:s text:c="4"/>data['price_sales_ratio'] = values[17] </text:p>
      <text:p text:style-name="Standard"><text:s text:c="4"/>data['price_book_ratio'] = values[18] </text:p>
      <text:p text:style-name="Standard"><text:s text:c="4"/>data['short_ratio'] = values[19] </text:p>
      <text:p text:style-name="Standard"><text:s text:c="4"/>return data </text:p>
      <text:p text:style-name="Standard"><text:s text:c="4"/></text:p>
      <text:p text:style-name="Standard"><text:s text:c="4"/></text:p>
      <text:p text:style-name="Standard">def get_price(symbol): </text:p>
      <text:p text:style-name="Standard"><text:s text:c="4"/>return __request(symbol, 'l1') </text:p>
      <text:p text:style-name="Standard"/>
      <text:p text:style-name="Standard"/>
      <text:p text:style-name="Standard">def get_change(symbol): </text:p>
      <text:p text:style-name="Standard"><text:s text:c="4"/>return __request(symbol, 'c1') </text:p>
      <text:p text:style-name="Standard"><text:s text:c="4"/></text:p>
      <text:p text:style-name="Standard"><text:s text:c="4"/></text:p>
      <text:p text:style-name="Standard">def get_volume(symbol): </text:p>
      <text:p text:style-name="Standard"><text:s text:c="4"/>return __request(symbol, 'v') </text:p>
      <text:p text:style-name="Standard"/>
      <text:p text:style-name="Standard"/>
      <text:p text:style-name="Standard">def get_avg_daily_volume(symbol): </text:p>
      <text:p text:style-name="Standard"><text:s text:c="4"/>return __request(symbol, 'a2') </text:p>
      <text:p text:style-name="Standard"><text:s text:c="4"/></text:p>
      <text:p text:style-name="Standard"><text:s text:c="4"/></text:p>
      <text:p text:style-name="Standard">def get_stock_exchange(symbol): </text:p>
      <text:p text:style-name="Standard"><text:s text:c="4"/>return __request(symbol, 'x') </text:p>
      <text:p text:style-name="Standard"><text:s text:c="4"/></text:p>
      <text:p text:style-name="Standard"><text:s text:c="4"/></text:p>
      <text:p text:style-name="Standard">def get_market_cap(symbol): </text:p>
      <text:p text:style-name="Standard"><text:s text:c="4"/>return __request(symbol, 'j1') </text:p>
      <text:p text:style-name="Standard"><text:s text:c="3"/></text:p>
      <text:p text:style-name="Standard"><text:s text:c="3"/></text:p>
      <text:p text:style-name="Standard">def get_book_value(symbol): </text:p>
      <text:p text:style-name="Standard"><text:s text:c="4"/>return __request(symbol, 'b4') </text:p>
      <text:p text:style-name="Standard"/>
      <text:p text:style-name="Standard"/>
      <text:p text:style-name="Standard">def get_ebitda(symbol): </text:p>
      <text:p text:style-name="Standard"><text:s text:c="4"/>return __request(symbol, 'j4') </text:p>
      <text:p text:style-name="Standard"><text:s text:c="4"/></text:p>
      <text:p text:style-name="Standard"><text:s text:c="4"/></text:p>
      <text:p text:style-name="Standard">def get_dividend_per_share(symbol): </text:p>
      <text:p text:style-name="Standard"><text:soft-page-break/><text:s text:c="4"/>return __request(symbol, 'd') </text:p>
      <text:p text:style-name="Standard"/>
      <text:p text:style-name="Standard"/>
      <text:p text:style-name="Standard">def get_dividend_yield(symbol): </text:p>
      <text:p text:style-name="Standard"><text:s text:c="4"/>return __request(symbol, 'y') </text:p>
      <text:p text:style-name="Standard"><text:s text:c="4"/></text:p>
      <text:p text:style-name="Standard"><text:s text:c="4"/></text:p>
      <text:p text:style-name="Standard">def get_earnings_per_share(symbol): </text:p>
      <text:p text:style-name="Standard"><text:s text:c="4"/>return __request(symbol, 'e') </text:p>
      <text:p text:style-name="Standard"/>
      <text:p text:style-name="Standard"/>
      <text:p text:style-name="Standard">def get_52_week_high(symbol): </text:p>
      <text:p text:style-name="Standard"><text:s text:c="4"/>return __request(symbol, 'k') </text:p>
      <text:p text:style-name="Standard"><text:s text:c="4"/></text:p>
      <text:p text:style-name="Standard"><text:s text:c="4"/></text:p>
      <text:p text:style-name="Standard">def get_52_week_low(symbol): </text:p>
      <text:p text:style-name="Standard"><text:s text:c="4"/>return __request(symbol, 'j') </text:p>
      <text:p text:style-name="Standard"/>
      <text:p text:style-name="Standard"/>
      <text:p text:style-name="Standard">def get_50day_moving_avg(symbol): </text:p>
      <text:p text:style-name="Standard"><text:s text:c="4"/>return __request(symbol, 'm3') </text:p>
      <text:p text:style-name="Standard"><text:s text:c="4"/></text:p>
      <text:p text:style-name="Standard"><text:s text:c="4"/></text:p>
      <text:p text:style-name="Standard">def get_200day_moving_avg(symbol): </text:p>
      <text:p text:style-name="Standard"><text:s text:c="4"/>return __request(symbol, 'm4') </text:p>
      <text:p text:style-name="Standard"><text:s text:c="4"/></text:p>
      <text:p text:style-name="Standard"><text:s text:c="4"/></text:p>
      <text:p text:style-name="Standard">def get_price_earnings_ratio(symbol): </text:p>
      <text:p text:style-name="Standard"><text:s text:c="4"/>return __request(symbol, 'r') </text:p>
      <text:p text:style-name="Standard"/>
      <text:p text:style-name="Standard"/>
      <text:p text:style-name="Standard">def get_price_earnings_growth_ratio(symbol): </text:p>
      <text:p text:style-name="Standard"><text:s text:c="4"/>return __request(symbol, 'r5') </text:p>
      <text:p text:style-name="Standard"/>
      <text:p text:style-name="Standard"/>
      <text:p text:style-name="Standard">def get_price_sales_ratio(symbol): </text:p>
      <text:p text:style-name="Standard"><text:s text:c="4"/>return __request(symbol, 'p5') </text:p>
      <text:p text:style-name="Standard"><text:s text:c="4"/></text:p>
      <text:p text:style-name="Standard"><text:s text:c="4"/></text:p>
      <text:p text:style-name="Standard">def get_price_book_ratio(symbol): </text:p>
      <text:p text:style-name="Standard"><text:s text:c="4"/>return __request(symbol, 'p6') </text:p>
      <text:p text:style-name="Standard"><text:s text:c="7"/></text:p>
      <text:p text:style-name="Standard"><text:s text:c="7"/></text:p>
      <text:p text:style-name="Standard">def get_short_ratio(symbol): </text:p>
      <text:p text:style-name="Standard"><text:s text:c="4"/>return __request(symbol, 's7') </text:p>
      <text:p text:style-name="Standard"><text:s text:c="4"/></text:p>
      <text:p text:style-name="Standard"><text:s text:c="4"/></text:p>
      <text:p text:style-name="Standard">def get_historical_prices(symbol, start_date, end_date): </text:p>
      <text:p text:style-name="Standard"><text:s text:c="4"/>""" </text:p>
      <text:p text:style-name="Standard"><text:s text:c="4"/>Get historical prices for the given ticker symbol. </text:p>
      <text:p text:style-name="Standard"><text:soft-page-break/><text:s text:c="4"/>Date format is 'YYYYMMDD' </text:p>
      <text:p text:style-name="Standard"><text:s text:c="4"/></text:p>
      <text:p text:style-name="Standard"><text:s text:c="4"/>Returns a nested list. </text:p>
      <text:p text:style-name="P11"><text:s text:c="4"/><text:span text:style-name="T9">print yahoo.get_historical_prices('GOOG', "20100101", "20101201") </text:span></text:p>
      <text:p text:style-name="Standard"><text:s text:c="4"/>""" </text:p>
      <text:p text:style-name="Standard"><text:s text:c="4"/>url = 'http://ichart.yahoo.com/table.csv?s=%s&amp;' % symbol + \ </text:p>
      <text:p text:style-name="Standard"><text:s text:c="10"/>'d=%s&amp;' % str(int(end_date[4:6]) - 1) + \ </text:p>
      <text:p text:style-name="Standard"><text:s text:c="10"/>'e=%s&amp;' % str(int(end_date[6:8])) + \ </text:p>
      <text:p text:style-name="Standard"><text:s text:c="10"/>'f=%s&amp;' % str(int(end_date[0:4])) + \ </text:p>
      <text:p text:style-name="Standard"><text:s text:c="10"/>'g=d&amp;' + \ </text:p>
      <text:p text:style-name="Standard"><text:s text:c="10"/>'a=%s&amp;' % str(int(start_date[4:6]) - 1) + \ </text:p>
      <text:p text:style-name="Standard"><text:s text:c="10"/>'b=%s&amp;' % str(int(start_date[6:8])) + \ </text:p>
      <text:p text:style-name="Standard"><text:s text:c="10"/>'c=%s&amp;' % str(int(start_date[0:4])) + \ </text:p>
      <text:p text:style-name="Standard"><text:s text:c="10"/>'ignore=.csv' </text:p>
      <text:p text:style-name="Standard"><text:s text:c="4"/>days = urllib.urlopen(url).readlines() </text:p>
      <text:p text:style-name="Standard"><text:s text:c="4"/>data = [day[:-2].split(',') for day in days] </text:p>
      <text:p text:style-name="Standard"><text:s text:c="4"/>return data</text:p>
      <text:p text:style-name="P12"><text:span text:style-name="T3">## {{{ http://code.activestate.com/recipes/511444/ (r1)</text:span></text:p>
      <text:p text:style-name="P10"><text:span text:style-name="T3">#! /usr/bin/env python</text:span></text:p>
      <text:p text:style-name="P10"><text:span text:style-name="T3"># -*- coding: utf-8 -*-</text:span></text:p>
      <text:p text:style-name="P10"><text:span text:style-name="T3"></text:span></text:p>
      <text:p text:style-name="P10"><text:span text:style-name="T3"></text:span></text:p>
      <text:p text:style-name="P10"><text:span text:style-name="T3">__author__ = 'gian paolo ciceri &lt;gp.ciceri@gmail.com&gt;'</text:span></text:p>
      <text:p text:style-name="P10"><text:span text:style-name="T3">__version__ = '0.1'</text:span></text:p>
      <text:p text:style-name="P10"><text:span text:style-name="T3">__date__ = '20070401'</text:span></text:p>
      <text:p text:style-name="P10"><text:span text:style-name="T3">__credits__ = "queue and MT code was shamelessly stolen from pycurl example retriever-multi.py"</text:span></text:p>
      <text:p text:style-name="P10"><text:span text:style-name="T3"></text:span></text:p>
      <text:p text:style-name="P10"><text:span text:style-name="T3">#</text:span></text:p>
      <text:p text:style-name="P10"><text:span text:style-name="T3"># Usage: python grabYahooDataMt.py -h </text:span></text:p>
      <text:p text:style-name="P10"><text:span text:style-name="T3">#</text:span></text:p>
      <text:p text:style-name="P10"><text:span text:style-name="T3">#</text:span></text:p>
      <text:p text:style-name="P10"><text:span text:style-name="T3"># for selecting tickers and starting date it uses an input file of this format </text:span></text:p>
      <text:p text:style-name="P10"><text:span text:style-name="T3"># &lt;ticker&gt; &lt;fromdate as YYYYMMDD&gt;</text:span></text:p>
      <text:p text:style-name="P10"><text:span text:style-name="T3"># like</text:span></text:p>
      <text:p text:style-name="P10"><text:span text:style-name="T3"># ^GSPC 19500103 # S&amp;P 500</text:span></text:p>
      <text:p text:style-name="P10"><text:span text:style-name="T3"># ^N225 19840104 # Nikkei 225</text:span></text:p>
      <text:p text:style-name="P10"><text:span text:style-name="T3"></text:span></text:p>
      <text:p text:style-name="P10"><text:span text:style-name="T3">import sys, threading, Queue, datetime</text:span></text:p>
      <text:p text:style-name="P10"><text:span text:style-name="T3">import urllib</text:span></text:p>
      <text:p text:style-name="P10"><text:span text:style-name="T3">from optparse import OptionParser</text:span></text:p>
      <text:p text:style-name="P10"><text:span text:style-name="T3"></text:span></text:p>
      <text:p text:style-name="P10"><text:span text:style-name="T3"></text:span></text:p>
      <text:p text:style-name="P10"><text:span text:style-name="T3"># this thread ask the queue for job and does it!</text:span></text:p>
      <text:p text:style-name="P10"><text:span text:style-name="T3">class WorkerThread(threading.Thread):</text:span></text:p>
      <text:p text:style-name="P10"><text:span text:style-name="T3"><text:s text:c="4"/>def __init__(self, queue):</text:span></text:p>
      <text:p text:style-name="P10"><text:span text:style-name="T3"><text:s text:c="8"/>threading.Thread.__init__(self)</text:span></text:p>
      <text:p text:style-name="P10"><text:span text:style-name="T3"><text:s text:c="8"/>self.queue = queue</text:span></text:p>
      <text:p text:style-name="P10"><text:span text:style-name="T3"></text:span></text:p>
      <text:p text:style-name="P10"><text:span text:style-name="T3"><text:s text:c="4"/>def run(self):</text:span></text:p>
      <text:p text:style-name="P10"><text:span text:style-name="T3"><text:s text:c="8"/>while 1:</text:span></text:p>
      <text:p text:style-name="P10"><text:span text:style-name="T3"><text:s text:c="12"/>try:</text:span></text:p>
      <text:p text:style-name="P10"><text:span text:style-name="T3"><text:s text:c="16"/># fetch a job from the queue</text:span></text:p>
      <text:p text:style-name="P10"><text:span text:style-name="T3"><text:s text:c="16"/>ticker, fromdate, todate = self.queue.get_nowait()</text:span></text:p>
      <text:p text:style-name="P10"><text:span text:style-name="T3"><text:s text:c="12"/>except Queue.Empty:</text:span></text:p>
      <text:p text:style-name="P10"><text:span text:style-name="T3"><text:s text:c="16"/>raise SystemExit</text:span></text:p>
      <text:p text:style-name="P10"><text:span text:style-name="T3"><text:s text:c="12"/>if ticker[0] == "^": </text:span></text:p>
      <text:p text:style-name="P10"><text:span text:style-name="T3"><text:s text:c="16"/>tick = ticker[1:]</text:span></text:p>
      <text:p text:style-name="P10"><text:span text:style-name="T3"><text:s text:c="12"/>else:</text:span></text:p>
      <text:p text:style-name="P10"><text:span text:style-name="T3"><text:s text:c="16"/>tick = ticker</text:span></text:p>
      <text:p text:style-name="P10"><text:span text:style-name="T3"><text:s text:c="12"/>filename = downloadTo + "%s_%s.csv" % (tick, todate)</text:span></text:p>
      <text:p text:style-name="P10"><text:span text:style-name="T3"><text:s text:c="12"/>fp = open(filename, "wb")</text:span></text:p>
      <text:p text:style-name="P10"><text:span text:style-name="T3"><text:s text:c="12"/>if options.verbose:</text:span></text:p>
      <text:p text:style-name="P10"><text:span text:style-name="T3"><text:s text:c="16"/>print "last date asked:", todate, todate[0:4], todate[4:6], todate[6:8] </text:span></text:p>
      <text:p text:style-name="P10"><text:span text:style-name="T3"><text:s text:c="16"/>print "first date asked:", fromdate, fromdate[0:4], fromdate[4:6], fromdate[6:8]</text:span></text:p>
      <text:p text:style-name="P10"><text:span text:style-name="T3"><text:s text:c="12"/>quote = dict()</text:span></text:p>
      <text:p text:style-name="P10"><text:span text:style-name="T3"><text:s text:c="12"/>quote['s'] = ticker</text:span></text:p>
      <text:p text:style-name="P10"><text:span text:style-name="T3"><text:s text:c="12"/>quote['d'] = str(int(todate[4:6]) - 1)</text:span></text:p>
      <text:p text:style-name="P10"><text:soft-page-break/><text:span text:style-name="T3"><text:s text:c="12"/>quote['e'] = str(int(todate[6:8]))</text:span></text:p>
      <text:p text:style-name="P10"><text:span text:style-name="T3"><text:s text:c="12"/>quote['f'] = str(int(todate[0:4]))</text:span></text:p>
      <text:p text:style-name="P10"><text:span text:style-name="T3"><text:s text:c="12"/>quote['g'] = "d" </text:span></text:p>
      <text:p text:style-name="P10"><text:span text:style-name="T3"><text:s text:c="12"/>quote['a'] = str(int(fromdate[4:6]) - 1)</text:span></text:p>
      <text:p text:style-name="P10"><text:span text:style-name="T3"><text:s text:c="12"/>quote['b'] = str(int(fromdate[6:8]))</text:span></text:p>
      <text:p text:style-name="P10"><text:span text:style-name="T3"><text:s text:c="12"/>quote['c'] = str(int(fromdate[0:4]))</text:span></text:p>
      <text:p text:style-name="P10"><text:span text:style-name="T3"><text:s text:c="12"/>#print quote</text:span></text:p>
      <text:p text:style-name="P10"><text:span text:style-name="T3"><text:s text:c="12"/>params = urllib.urlencode(quote)</text:span></text:p>
      <text:p text:style-name="P10"><text:span text:style-name="T3"><text:s text:c="12"/>params += "&amp;ignore=.csv"</text:span></text:p>
      <text:p text:style-name="P10"><text:span text:style-name="T3"></text:span></text:p>
      <text:p text:style-name="P10"><text:span text:style-name="T3"><text:s text:c="12"/>url = "http://ichart.yahoo.com/table.csv?%s" % params</text:span></text:p>
      <text:p text:style-name="P10"><text:span text:style-name="T3"><text:s text:c="12"/>if options.verbose:</text:span></text:p>
      <text:p text:style-name="P10"><text:span text:style-name="T3"><text:s text:c="16"/>print "fetching:", url <text:s text:c="10"/></text:span></text:p>
      <text:p text:style-name="P10"><text:span text:style-name="T3"><text:s text:c="12"/>try:</text:span></text:p>
      <text:p text:style-name="P10"><text:span text:style-name="T3"><text:s text:c="16"/>f = urllib.urlopen(url)</text:span></text:p>
      <text:p text:style-name="P10"><text:span text:style-name="T3"><text:s text:c="16"/>fp.write(f.read())</text:span></text:p>
      <text:p text:style-name="P10"><text:span text:style-name="T3"><text:s text:c="12"/>except:</text:span></text:p>
      <text:p text:style-name="P10"><text:span text:style-name="T3"><text:s text:c="16"/>import traceback</text:span></text:p>
      <text:p text:style-name="P10"><text:span text:style-name="T3"><text:s text:c="16"/>traceback.print_exc(file=sys.stderr)</text:span></text:p>
      <text:p text:style-name="P10"><text:span text:style-name="T3"><text:s text:c="16"/>sys.stderr.flush()</text:span></text:p>
      <text:p text:style-name="P10"><text:span text:style-name="T3"><text:s text:c="12"/>fp.close()</text:span></text:p>
      <text:p text:style-name="P10"><text:span text:style-name="T3"><text:s text:c="12"/>if options.verbose:</text:span></text:p>
      <text:p text:style-name="P10"><text:span text:style-name="T3"><text:s text:c="16"/>print url, "...fetched"</text:span></text:p>
      <text:p text:style-name="P10"><text:span text:style-name="T3"><text:s text:c="12"/>else:</text:span></text:p>
      <text:p text:style-name="P10"><text:span text:style-name="T3"><text:s text:c="16"/>sys.stdout.write(".")</text:span></text:p>
      <text:p text:style-name="P10"><text:span text:style-name="T3"><text:s text:c="16"/>sys.stdout.flush()</text:span></text:p>
      <text:p text:style-name="P10"><text:span text:style-name="T3"></text:span></text:p>
      <text:p text:style-name="P10"><text:span text:style-name="T3"></text:span></text:p>
      <text:p text:style-name="P10"><text:span text:style-name="T3"></text:span></text:p>
      <text:p text:style-name="P10"><text:span text:style-name="T3">if __name__ == '__main__':</text:span></text:p>
      <text:p text:style-name="P10"><text:span text:style-name="T3"></text:span></text:p>
      <text:p text:style-name="P10"><text:span text:style-name="T3"><text:s text:c="4"/># today is</text:span></text:p>
      <text:p text:style-name="P10"><text:span text:style-name="T3"><text:s text:c="4"/>today = datetime.datetime.now().strftime("%Y%m%d")</text:span></text:p>
      <text:p text:style-name="P10"><text:span text:style-name="T3"><text:s text:c="4"/></text:span></text:p>
      <text:p text:style-name="P10"><text:span text:style-name="T3"><text:s text:c="4"/># parse arguments</text:span></text:p>
      <text:p text:style-name="P10"><text:span text:style-name="T3"><text:s text:c="4"/>parser = OptionParser()</text:span></text:p>
      <text:p text:style-name="P10"><text:span text:style-name="T3"><text:s text:c="4"/>parser.add_option("-f", "--file", dest="tickerfile", action="store", default = "./tickers.txt",</text:span></text:p>
      <text:p text:style-name="P10"><text:span text:style-name="T3"><text:s text:c="4"/><text:tab/><text:tab/><text:tab/><text:tab/> <text:s/>help="read ticker list from file, it uses ./tickers.txt as default")</text:span></text:p>
      <text:p text:style-name="P10"><text:span text:style-name="T3"><text:s text:c="4"/>parser.add_option("-c", "--concurrent", type="int", dest="connections", default = 10, action="store",</text:span></text:p>
      <text:p text:style-name="P10"><text:span text:style-name="T3"><text:s text:c="4"/><text:tab/><text:tab/><text:tab/><text:tab/> <text:s/>help="# of concurrent connections")</text:span></text:p>
      <text:p text:style-name="P10"><text:span text:style-name="T3"><text:s text:c="4"/>parser.add_option("-d", "--dir", dest="downloadTo", action="store", default = "./rawdata/",</text:span></text:p>
      <text:p text:style-name="P10"><text:span text:style-name="T3"><text:s text:c="4"/><text:tab/><text:tab/><text:tab/><text:tab/> <text:s/>help="save date to this directory, it uses ./rawdata/ as default")</text:span></text:p>
      <text:p text:style-name="P10"><text:span text:style-name="T3"><text:s text:c="4"/><text:tab/><text:tab/><text:tab/><text:tab/> <text:s/></text:span></text:p>
      <text:p text:style-name="P10"><text:span text:style-name="T3"><text:s text:c="4"/>parser.add_option("-t", "--todate", dest="todate", default = today, action="store",</text:span></text:p>
      <text:p text:style-name="P10"><text:span text:style-name="T3"><text:s text:c="4"/><text:tab/><text:tab/><text:tab/><text:tab/> <text:s/>help="most recent date needed")</text:span></text:p>
      <text:p text:style-name="P10"><text:span text:style-name="T3"><text:s text:c="4"/>parser.add_option("-v", "--verbose",</text:span></text:p>
      <text:p text:style-name="P10"><text:span text:style-name="T3"><text:s text:c="4"/><text:tab/><text:tab/><text:tab/><text:tab/><text:tab/> <text:s/>action="store_true", dest="verbose")</text:span></text:p>
      <text:p text:style-name="P10"><text:span text:style-name="T3"><text:s text:c="4"/>parser.add_option("-q", "--quiet",</text:span></text:p>
      <text:p text:style-name="P10"><text:span text:style-name="T3"><text:s text:c="4"/><text:tab/><text:tab/><text:tab/><text:tab/><text:tab/> <text:s/>action="store_false", dest="verbose")<text:tab/><text:tab/><text:tab/></text:span><text:soft-page-break/><text:span text:style-name="T3"><text:tab/><text:tab/> </text:span></text:p>
      <text:p text:style-name="P10"><text:span text:style-name="T3"><text:s text:c="4"/>(options, args) = parser.parse_args()</text:span></text:p>
      <text:p text:style-name="P10"><text:span text:style-name="T3"></text:span></text:p>
      <text:p text:style-name="P10"><text:span text:style-name="T3"><text:s text:c="4"/></text:span></text:p>
      <text:p text:style-name="P10"><text:span text:style-name="T3"><text:s text:c="4"/>tickerfile = options.tickerfile</text:span></text:p>
      <text:p text:style-name="P10"><text:span text:style-name="T3"><text:s text:c="4"/>downloadTo = options.downloadTo</text:span></text:p>
      <text:p text:style-name="P10"><text:span text:style-name="T3"><text:s text:c="4"/>connections = <text:s/>options.connections</text:span></text:p>
      <text:p text:style-name="P10"><text:span text:style-name="T3"><text:s text:c="4"/>today = options.todate</text:span></text:p>
      <text:p text:style-name="P10"><text:span text:style-name="T3"><text:s text:c="4"/></text:span></text:p>
      <text:p text:style-name="P10"><text:span text:style-name="T3"></text:span></text:p>
      <text:p text:style-name="P10"><text:span text:style-name="T3"><text:s text:c="4"/># get input list</text:span></text:p>
      <text:p text:style-name="P10"><text:span text:style-name="T3"><text:s text:c="4"/>try:</text:span></text:p>
      <text:p text:style-name="P10"><text:span text:style-name="T3"><text:s text:c="4"/><text:tab/>tickers = open(tickerfile).readlines()</text:span></text:p>
      <text:p text:style-name="P10"><text:span text:style-name="T3"><text:s text:c="4"/>except:</text:span></text:p>
      <text:p text:style-name="P10"><text:span text:style-name="T3"><text:s text:c="4"/><text:tab/>parser.error("ticker file %s not found" % (tickerfile,))</text:span></text:p>
      <text:p text:style-name="P10"><text:span text:style-name="T3"><text:s text:c="4"/><text:tab/>raise SystemExit</text:span></text:p>
      <text:p text:style-name="P10"><text:span text:style-name="T3"><text:s text:c="4"/></text:span></text:p>
      <text:p text:style-name="P10"><text:span text:style-name="T3"><text:s text:c="4"/></text:span></text:p>
      <text:p text:style-name="P10"><text:span text:style-name="T3"><text:s text:c="4"/># build a queue with (ticker, fromdate, todate) tuples</text:span></text:p>
      <text:p text:style-name="P10"><text:span text:style-name="T3"><text:s text:c="4"/>queue = Queue.Queue()</text:span></text:p>
      <text:p text:style-name="P10"><text:span text:style-name="T3"><text:s text:c="4"/>for tickerRow in tickers:</text:span></text:p>
      <text:p text:style-name="P10"><text:span text:style-name="T3"><text:s text:c="4"/><text:tab/>#print tickerRow</text:span></text:p>
      <text:p text:style-name="P10"><text:span text:style-name="T3"><text:s text:c="4"/><text:tab/>tickerRow = tickerRow.strip()</text:span></text:p>
      <text:p text:style-name="P10"><text:span text:style-name="T3"><text:s text:c="4"/><text:tab/>if not tickerRow or tickerRow[0] == "#":</text:span></text:p>
      <text:p text:style-name="P10"><text:span text:style-name="T3"><text:s text:c="4"/><text:tab/><text:tab/>continue</text:span></text:p>
      <text:p text:style-name="P10"><text:span text:style-name="T3"><text:s text:c="4"/><text:tab/>tickerSplit = tickerRow.split()</text:span></text:p>
      <text:p text:style-name="P10"><text:span text:style-name="T3"><text:s text:c="4"/><text:tab/># ticker, fromdate, todate</text:span></text:p>
      <text:p text:style-name="P10"><text:span text:style-name="T3"><text:s text:c="4"/><text:tab/>queue.put((tickerSplit[0], tickerSplit[1], today))</text:span></text:p>
      <text:p text:style-name="P10"><text:span text:style-name="T3"></text:span></text:p>
      <text:p text:style-name="P10"><text:span text:style-name="T3"><text:s text:c="4"/></text:span></text:p>
      <text:p text:style-name="P10"><text:span text:style-name="T3"></text:span></text:p>
      <text:p text:style-name="P10"><text:span text:style-name="T3"><text:s text:c="4"/></text:span></text:p>
      <text:p text:style-name="P10"><text:span text:style-name="T3"><text:s text:c="4"/># Check args</text:span></text:p>
      <text:p text:style-name="P10"><text:span text:style-name="T3"><text:s text:c="4"/>assert queue.queue, "no Tickers given"</text:span></text:p>
      <text:p text:style-name="P10"><text:span text:style-name="T3"><text:s text:c="4"/>numTickers = len(queue.queue)</text:span></text:p>
      <text:p text:style-name="P10"><text:span text:style-name="T3"><text:s text:c="4"/>connections = min(connections, numTickers)</text:span></text:p>
      <text:p text:style-name="P10"><text:span text:style-name="T3"><text:s text:c="4"/>assert 1 &lt;= connections &lt;= 255, "too much concurrent connections asked"</text:span></text:p>
      <text:p text:style-name="P10"><text:span text:style-name="T3"></text:span></text:p>
      <text:p text:style-name="P10"><text:span text:style-name="T3"><text:s text:c="4"/></text:span></text:p>
      <text:p text:style-name="P10"><text:span text:style-name="T3"><text:s text:c="4"/>if options.verbose:</text:span></text:p>
      <text:p text:style-name="P10"><text:span text:style-name="T3"><text:s text:c="4"/><text:tab/>print "----- Getting", numTickers, "Tickers using", connections, "simultaneous connections -----"</text:span></text:p>
      <text:p text:style-name="P10"><text:span text:style-name="T3"><text:s text:c="4"/></text:span></text:p>
      <text:p text:style-name="P10"><text:span text:style-name="T3"><text:s text:c="4"/></text:span></text:p>
      <text:p text:style-name="P10"><text:span text:style-name="T3"><text:s text:c="4"/># start a bunch of threads, passing them the queue of jobs to do</text:span></text:p>
      <text:p text:style-name="P10"><text:span text:style-name="T3"><text:s text:c="4"/>threads = []</text:span></text:p>
      <text:p text:style-name="P10"><text:span text:style-name="T3"><text:s text:c="4"/>for dummy in range(connections):</text:span></text:p>
      <text:p text:style-name="P10"><text:span text:style-name="T3"><text:s text:c="4"/><text:tab/>t = WorkerThread(queue)</text:span></text:p>
      <text:p text:style-name="P10"><text:span text:style-name="T3"><text:s text:c="4"/><text:tab/>t.start()</text:span></text:p>
      <text:p text:style-name="P10"><text:span text:style-name="T3"><text:s text:c="4"/><text:tab/>threads.append(t)</text:span></text:p>
      <text:p text:style-name="P10"><text:soft-page-break/><text:span text:style-name="T3"><text:s text:c="4"/></text:span></text:p>
      <text:p text:style-name="P10"><text:span text:style-name="T3"><text:s text:c="4"/></text:span></text:p>
      <text:p text:style-name="P10"><text:span text:style-name="T3"><text:s text:c="4"/># wait for all threads to finish</text:span></text:p>
      <text:p text:style-name="P10"><text:span text:style-name="T3"><text:s text:c="4"/>for thread in threads:</text:span></text:p>
      <text:p text:style-name="P10"><text:span text:style-name="T3"><text:s text:c="4"/><text:tab/>thread.join()</text:span></text:p>
      <text:p text:style-name="P10"><text:span text:style-name="T3"><text:s text:c="4"/>sys.stdout.write("\n")</text:span></text:p>
      <text:p text:style-name="P10"><text:span text:style-name="T3"><text:s text:c="4"/>sys.stdout.flush()</text:span></text:p>
      <text:p text:style-name="P10"><text:span text:style-name="T3"><text:s text:c="7"/><text:tab/></text:span></text:p>
      <text:p text:style-name="P10"><text:span text:style-name="T3"><text:s text:c="4"/># tell something to the user before exiting</text:span></text:p>
      <text:p text:style-name="P10"><text:span text:style-name="T3"><text:s text:c="4"/>if options.verbose:<text:tab/> <text:s text:c="2"/></text:span></text:p>
      <text:p text:style-name="P10"><text:span text:style-name="T3"><text:s text:c="4"/><text:tab/>print "all threads are finished - goodbye."</text:span></text:p>
      <text:p text:style-name="P10"><text:span text:style-name="T3">## end of http://code.activestate.com/recipes/511444/ }}}</text:span></text:p>
      <text:p text:style-name="P13"><text:a xlink:type="simple" xlink:href="http://vikku.info/codetrash/Yahoo_Finance_Stock_Quote_API"><text:span text:style-name="T9">http://vikku.info/codetrash/Yahoo_Finance_Stock_Quote_API</text:span></text:a></text:p>
      <text:p text:style-name="P11"><text:span text:style-name="T9"/></text:p>
      <text:p text:style-name="P14"><text:span text:style-name="T9">For some quote like google you need to call without the caret symbol</text:span></text:p>
      <text:p text:style-name="P23"><text:span text:style-name="T1">function</text:span> getStock<text:span text:style-name="T10">(</text:span><text:span text:style-name="T12">$quote</text:span><text:span text:style-name="T14">=</text:span><text:span text:style-name="T16">'^DJI+^IXIC+^NYL+GOOG'</text:span><text:span text:style-name="T10">)</text:span></text:p>
      <text:p text:style-name="P27">{</text:p>
      <text:p text:style-name="P28"><text:s text:c="8"/><text:span text:style-name="T13">$file</text:span><text:span text:style-name="T18"> </text:span><text:span text:style-name="T15">=</text:span><text:span text:style-name="T18"> </text:span><text:span text:style-name="T17">"</text:span><text:bookmark-start text:name="__DdeLink__4034_247290802"/><text:span text:style-name="T17">http://download.finance.yahoo.com/d/quotes.csv?s=</text:span><text:span text:style-name="T19">$quote</text:span><text:span text:style-name="T17">&amp;f=snl1c1p2&amp;e=.csv</text:span><text:bookmark-end text:name="__DdeLink__4034_247290802"/><text:span text:style-name="T17">"</text:span><text:span text:style-name="T15">;</text:span></text:p>
      <text:p text:style-name="P28"><text:s text:c="8"/><text:span text:style-name="T13">$handle</text:span><text:span text:style-name="T18"> </text:span><text:span text:style-name="T15">=</text:span><text:span text:style-name="T18"> </text:span><text:span text:style-name="T20">fopen</text:span><text:span text:style-name="T11">(</text:span><text:span text:style-name="T13">$file</text:span><text:span text:style-name="T15">,</text:span><text:span text:style-name="T18"> </text:span><text:span text:style-name="T17">"r"</text:span><text:span text:style-name="T11">)</text:span><text:span text:style-name="T15">;</text:span></text:p>
      <text:p text:style-name="P28"><text:s text:c="8"/><text:span text:style-name="T21">while</text:span><text:span text:style-name="T11">(</text:span><text:span text:style-name="T13">$data</text:span><text:span text:style-name="T18"> </text:span><text:span text:style-name="T15">=</text:span><text:span text:style-name="T18"> </text:span><text:span text:style-name="T20">fgetcsv</text:span><text:span text:style-name="T11">(</text:span><text:span text:style-name="T13">$handle</text:span><text:span text:style-name="T15">,</text:span><text:span text:style-name="T18"> </text:span><text:span text:style-name="T22">4096</text:span><text:span text:style-name="T15">,</text:span><text:span text:style-name="T18"> </text:span><text:span text:style-name="T17">','</text:span><text:span text:style-name="T11">))</text:span></text:p>
      <text:p text:style-name="P28"><text:s text:c="13"/><text:span text:style-name="T20">print_r</text:span><text:span text:style-name="T11">(</text:span><text:span text:style-name="T13">$data</text:span><text:span text:style-name="T11">)</text:span><text:span text:style-name="T15">;</text:span><text:span text:style-name="T18"> <text:s text:c="3"/></text:span></text:p>
      <text:p text:style-name="P28"><text:s text:c="8"/><text:span text:style-name="T20">fclose</text:span><text:span text:style-name="T11">(</text:span><text:span text:style-name="T13">$handle</text:span><text:span text:style-name="T11">)</text:span><text:span text:style-name="T15">;</text:span></text:p>
      <text:p text:style-name="P27">}</text:p>
      <text:p text:style-name="P15"><text:line-break/>In the url &amp;f=snl1c1p2 specifies the format string for the following fields</text:p>
      <text:p text:style-name="P29">Symbol <text:s text:c="27"/>s</text:p>
      <text:p text:style-name="P29">Name <text:s text:c="29"/>n</text:p>
      <text:p text:style-name="P29">Last Trade (Price Only) <text:s text:c="10"/>l1</text:p>
      <text:p text:style-name="P25">Change in Percent <text:s text:c="16"/>p2</text:p>
      <text:p text:style-name="P16"/>
      <text:h text:style-name="P22" text:outline-level="2"><text:bookmark text:name="Format_String"/>Format String</text:h>
      <text:p text:style-name="P15">Here is a list of format string for yahoo finance stock quote api form the following URL</text:p>
      <text:list xml:id="list272783514" text:style-name="L2">
        <text:list-item>
          <text:p text:style-name="P20"><text:a xlink:type="simple" xlink:href="http://search.cpan.org/~edd/Finance-YahooQuote/YahooQuote.pm"><text:span text:style-name="T8">http://search.cpan.org/~edd/Finance-YahooQuote/YahooQuote.pm</text:span></text:a></text:p>
        </text:list-item>
      </text:list>
      <text:p text:style-name="P30"><text:s text:c="6"/><text:span text:style-name="T23">Symbol <text:s text:c="27"/>s</text:span></text:p>
      <text:p text:style-name="P30"><text:s text:c="6"/><text:span text:style-name="T23">Name <text:s text:c="29"/>n</text:span></text:p>
      <text:p text:style-name="P30"><text:s text:c="6"/><text:span text:style-name="T23">Last Trade (With Time) <text:s text:c="11"/>l</text:span></text:p>
      <text:p text:style-name="P30"><text:s text:c="6"/><text:span text:style-name="T23">Last Trade (Price Only) <text:s text:c="10"/>l1</text:span></text:p>
      <text:p text:style-name="P30"><text:s text:c="6"/><text:span text:style-name="T23">Last Trade Date <text:s text:c="18"/>d1</text:span></text:p>
      <text:p text:style-name="P30"><text:s text:c="6"/><text:span text:style-name="T23">Last Trade Time <text:s text:c="18"/>t1</text:span></text:p>
      <text:p text:style-name="P30"><text:s text:c="6"/><text:span text:style-name="T23">Last Trade Size <text:s text:c="18"/>k3</text:span></text:p>
      <text:p text:style-name="P30"><text:s text:c="6"/><text:span text:style-name="T23">Change and Percent Change <text:s text:c="8"/>c</text:span></text:p>
      <text:p text:style-name="P30"><text:s text:c="6"/><text:span text:style-name="T23">Change <text:s text:c="27"/>c1</text:span></text:p>
      <text:p text:style-name="P30"><text:s text:c="6"/><text:span text:style-name="T23">Change in Percent <text:s text:c="16"/>p2</text:span></text:p>
      <text:p text:style-name="P30"><text:s text:c="6"/><text:span text:style-name="T23">Ticker Trend <text:s text:c="21"/>t7</text:span></text:p>
      <text:p text:style-name="P30"><text:s text:c="6"/><text:span text:style-name="T23">Volume <text:s text:c="27"/>v</text:span></text:p>
      <text:p text:style-name="P30"><text:s text:c="6"/><text:span text:style-name="T23">Average Daily Volume <text:s text:c="13"/>a2</text:span></text:p>
      <text:p text:style-name="P30"><text:s text:c="6"/><text:span text:style-name="T23">More Info <text:s text:c="24"/>i</text:span></text:p>
      <text:p text:style-name="P30"><text:s text:c="6"/><text:span text:style-name="T23">Trade Links <text:s text:c="22"/>t6</text:span></text:p>
      <text:p text:style-name="P30"><text:s text:c="6"/><text:span text:style-name="T23">Bid <text:s text:c="30"/>b</text:span></text:p>
      <text:p text:style-name="P30"><text:s text:c="6"/><text:span text:style-name="T23">Bid Size <text:s text:c="25"/>b6</text:span></text:p>
      <text:p text:style-name="P30"><text:s text:c="6"/><text:span text:style-name="T23">Ask <text:s text:c="30"/>a</text:span></text:p>
      <text:p text:style-name="P30"><text:s text:c="6"/><text:span text:style-name="T23">Ask Size <text:s text:c="25"/>a5</text:span></text:p>
      <text:p text:style-name="P30"><text:s text:c="6"/><text:span text:style-name="T23">Previous Close <text:s text:c="19"/>p</text:span></text:p>
      <text:p text:style-name="P30"><text:s text:c="6"/><text:span text:style-name="T23">Open <text:s text:c="29"/>o</text:span></text:p>
      <text:p text:style-name="P30"><text:s text:c="6"/><text:span text:style-name="T23">Day's Range <text:s text:c="22"/>m</text:span></text:p>
      <text:p text:style-name="P30"><text:s text:c="6"/><text:span text:style-name="T23">52-week Range <text:s text:c="20"/>w</text:span></text:p>
      <text:p text:style-name="P30"><text:s text:c="6"/><text:span text:style-name="T23">Change From 52-wk Low <text:s text:c="12"/>j5</text:span></text:p>
      <text:p text:style-name="P30"><text:s text:c="6"/><text:span text:style-name="T23">Pct Chg From 52-wk Low <text:s text:c="11"/>j6</text:span></text:p>
      <text:p text:style-name="P30"><text:soft-page-break/><text:s text:c="6"/><text:span text:style-name="T23">Change From 52-wk High <text:s text:c="11"/>k4</text:span></text:p>
      <text:p text:style-name="P30"><text:s text:c="6"/><text:span text:style-name="T23">Pct Chg From 52-wk High <text:s text:c="10"/>k5</text:span></text:p>
      <text:p text:style-name="P30"><text:s text:c="6"/><text:span text:style-name="T23">Earnings/Share <text:s text:c="19"/>e</text:span></text:p>
      <text:p text:style-name="P30"><text:s text:c="6"/><text:span text:style-name="T23">P/E Ratio <text:s text:c="24"/>r</text:span></text:p>
      <text:p text:style-name="P30"><text:s text:c="6"/><text:span text:style-name="T23">Short Ratio <text:s text:c="22"/>s7</text:span></text:p>
      <text:p text:style-name="P30"><text:s text:c="6"/><text:span text:style-name="T23">Dividend Pay Date <text:s text:c="16"/>r1</text:span></text:p>
      <text:p text:style-name="P30"><text:s text:c="6"/><text:span text:style-name="T23">Ex-Dividend Date <text:s text:c="17"/>q</text:span></text:p>
      <text:p text:style-name="P30"><text:s text:c="6"/><text:span text:style-name="T23">Dividend/Share <text:s text:c="19"/>d</text:span></text:p>
      <text:p text:style-name="P30"><text:s text:c="6"/><text:span text:style-name="T23">Dividend Yield <text:s text:c="19"/>y</text:span></text:p>
      <text:p text:style-name="P30"><text:s text:c="6"/><text:span text:style-name="T23">Float Shares <text:s text:c="21"/>f6</text:span></text:p>
      <text:p text:style-name="P30"><text:s text:c="6"/><text:span text:style-name="T23">Market Capitalization <text:s text:c="12"/>j1</text:span></text:p>
      <text:p text:style-name="P30"><text:s text:c="6"/><text:span text:style-name="T23">1yr Target Price <text:s text:c="17"/>t8</text:span></text:p>
      <text:p text:style-name="P30"><text:s text:c="6"/><text:span text:style-name="T23">EPS Est. Current Yr <text:s text:c="14"/>e7</text:span></text:p>
      <text:p text:style-name="P30"><text:s text:c="6"/><text:span text:style-name="T23">EPS Est. Next Year <text:s text:c="15"/>e8</text:span></text:p>
      <text:p text:style-name="P30"><text:s text:c="6"/><text:span text:style-name="T23">EPS Est. Next Quarter <text:s text:c="12"/>e9</text:span></text:p>
      <text:p text:style-name="P30"><text:s text:c="6"/><text:span text:style-name="T23">Price/EPS Est. Current Yr <text:s text:c="8"/>r6</text:span></text:p>
      <text:p text:style-name="P30"><text:s text:c="6"/><text:span text:style-name="T23">Price/EPS Est. Next Yr <text:s text:c="11"/>r7</text:span></text:p>
      <text:p text:style-name="P30"><text:s text:c="6"/><text:span text:style-name="T23">PEG Ratio <text:s text:c="24"/>r5</text:span></text:p>
      <text:p text:style-name="P30"><text:s text:c="6"/><text:span text:style-name="T23">Book Value <text:s text:c="23"/>b4</text:span></text:p>
      <text:p text:style-name="P30"><text:s text:c="6"/><text:span text:style-name="T23">Price/Book <text:s text:c="23"/>p6</text:span></text:p>
      <text:p text:style-name="P30"><text:s text:c="6"/><text:span text:style-name="T23">Price/Sales <text:s text:c="22"/>p5</text:span></text:p>
      <text:p text:style-name="P30"><text:s text:c="6"/><text:span text:style-name="T23">EBITDA <text:s text:c="27"/>j4</text:span></text:p>
      <text:p text:style-name="P30"><text:s text:c="6"/><text:span text:style-name="T23">50-day Moving Avg <text:s text:c="16"/>m3</text:span></text:p>
      <text:p text:style-name="P30"><text:s text:c="6"/><text:span text:style-name="T23">Change From 50-day Moving Avg <text:s text:c="4"/>m7</text:span></text:p>
      <text:p text:style-name="P30"><text:s text:c="6"/><text:span text:style-name="T23">Pct Chg From 50-day Moving Avg <text:s text:c="3"/>m8</text:span></text:p>
      <text:p text:style-name="P30"><text:s text:c="6"/><text:span text:style-name="T23">200-day Moving Avg <text:s text:c="15"/>m4</text:span></text:p>
      <text:p text:style-name="P30"><text:s text:c="6"/><text:span text:style-name="T23">Change From 200-day Moving Avg <text:s text:c="3"/>m5</text:span></text:p>
      <text:p text:style-name="P30"><text:s text:c="6"/><text:span text:style-name="T23">Pct Chg From 200-day Moving Avg <text:s text:c="2"/>m6</text:span></text:p>
      <text:p text:style-name="P30"><text:s text:c="6"/><text:span text:style-name="T23">Shares Owned <text:s text:c="21"/>s1</text:span></text:p>
      <text:p text:style-name="P30"><text:s text:c="6"/><text:span text:style-name="T23">Price Paid <text:s text:c="23"/>p1</text:span></text:p>
      <text:p text:style-name="P30"><text:s text:c="6"/><text:span text:style-name="T23">Commission <text:s text:c="23"/>c3</text:span></text:p>
      <text:p text:style-name="P30"><text:s text:c="6"/><text:span text:style-name="T23">Holdings Value <text:s text:c="19"/>v1</text:span></text:p>
      <text:p text:style-name="P30"><text:s text:c="6"/><text:span text:style-name="T23">Day's Value Change <text:s text:c="15"/>w1,</text:span></text:p>
      <text:p text:style-name="P30"><text:s text:c="6"/><text:span text:style-name="T23">Holdings Gain Percent <text:s text:c="12"/>g1</text:span></text:p>
      <text:p text:style-name="P30"><text:s text:c="6"/><text:span text:style-name="T23">Holdings Gain <text:s text:c="20"/>g4</text:span></text:p>
      <text:p text:style-name="P30"><text:s text:c="6"/><text:span text:style-name="T23">Trade Date <text:s text:c="23"/>d2</text:span></text:p>
      <text:p text:style-name="P30"><text:s text:c="6"/><text:span text:style-name="T23">Annualized Gain <text:s text:c="18"/>g3</text:span></text:p>
      <text:p text:style-name="P30"><text:s text:c="6"/><text:span text:style-name="T23">High Limit <text:s text:c="23"/>l2</text:span></text:p>
      <text:p text:style-name="P30"><text:s text:c="6"/><text:span text:style-name="T23">Low Limit <text:s text:c="24"/>l3</text:span></text:p>
      <text:p text:style-name="P30"><text:s text:c="6"/><text:span text:style-name="T23">Notes <text:s text:c="28"/>n4</text:span></text:p>
      <text:p text:style-name="P30"><text:s text:c="6"/><text:span text:style-name="T23">Last Trade (Real-time) with Time <text:s/>k1</text:span></text:p>
      <text:p text:style-name="P30"><text:s text:c="6"/><text:span text:style-name="T23">Bid (Real-time) <text:s text:c="18"/>b3</text:span></text:p>
      <text:p text:style-name="P30"><text:s text:c="6"/><text:span text:style-name="T23">Ask (Real-time) <text:s text:c="18"/>b2</text:span></text:p>
      <text:p text:style-name="P30"><text:s text:c="6"/><text:span text:style-name="T23">Change Percent (Real-time) <text:s text:c="7"/>k2</text:span></text:p>
      <text:p text:style-name="P30"><text:s text:c="6"/><text:span text:style-name="T23">Change (Real-time) <text:s text:c="15"/>c6</text:span></text:p>
      <text:p text:style-name="P30"><text:s text:c="6"/><text:span text:style-name="T23">Holdings Value (Real-time) <text:s text:c="7"/>v7</text:span></text:p>
      <text:p text:style-name="P30"><text:s text:c="6"/><text:span text:style-name="T23">Day's Value Change (Real-time) <text:s text:c="3"/>w4</text:span></text:p>
      <text:p text:style-name="P30"><text:s text:c="6"/><text:span text:style-name="T23">Holdings Gain Pct (Real-time) <text:s text:c="4"/>g5</text:span></text:p>
      <text:p text:style-name="P30"><text:s text:c="6"/><text:span text:style-name="T23">Holdings Gain (Real-time) <text:s text:c="8"/>g6</text:span></text:p>
      <text:p text:style-name="P30"><text:s text:c="6"/><text:span text:style-name="T23">Day's Range (Real-time) <text:s text:c="10"/>m2</text:span></text:p>
      <text:p text:style-name="P30"><text:s text:c="6"/><text:span text:style-name="T23">Market Cap (Real-time) <text:s text:c="11"/>j3</text:span></text:p>
      <text:p text:style-name="P30"><text:soft-page-break/><text:s text:c="6"/><text:span text:style-name="T23">P/E (Real-time) <text:s text:c="18"/>r2</text:span></text:p>
      <text:p text:style-name="P30"><text:s text:c="6"/><text:span text:style-name="T23">After Hours Change (Real-time) <text:s text:c="3"/>c8</text:span></text:p>
      <text:p text:style-name="P30"><text:s text:c="6"/><text:span text:style-name="T23">Order Book (Real-time) <text:s text:c="11"/>i5</text:span></text:p>
      <text:p text:style-name="P26"><text:s text:c="6"/><text:span text:style-name="T23">Stock Exchange <text:s text:c="19"/>x</text:span></text:p>
      <text:p text:style-name="P11"><text:span text:style-name="T9"/></text:p>
      <text:p text:style-name="P1">Copyright © 2010 Yahoo! Inc. All rights reserved. Copyright/IP Policy - Terms of Service - Site Map - Help - What's New - Report Problems | Yahoo! News Network </text:p>
      <text:p text:style-name="Standard">We collect personal information on this site. To learn more about how we use your personal information, see our Privacy Policy - About Our Ads. </text:p>
      <text:p text:style-name="Standard">Quotes delayed, except where indicated otherwise. Delay times are 15 mins for NASDAQ, NYSE and Amex. See also delay times for other exchanges. Quotes and other information supplied by independent providers identified on the Yahoo! Finance partner page.Quotes are updated automatically, but will be turned off after 25 minutes of inactivity. Quotes are delayed at least 15 minutes. All information provided "as is" for informational purposes only, not intended for trading purposes or advice. Neither Yahoo! nor any of independent providers is liable for any informational errors, incompleteness, or delays, or for any actions taken in reliance on information contained herein. By accessing the Yahoo! site, you agree not to redistribute the information found therein. </text:p>
      <text:p text:style-name="Standard">Fundamental company data provided by Capital IQ. Historical chart data and daily updates provided by Commodity Systems, Inc. (CSI). International historical chart data, daily updates, fund summary, fund performance, dividend data and Morningstar Index data provided by Morningstar, In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 svg:font-family="Arial, 'Liberation Sans', 'DejaVu Sans', sans-serif"/>
    <style:font-face style:name="Consolas" svg:font-family="Consolas, Menlo, Monaco, 'Lucida Console', 'Liberation Mono', 'DejaVu Sans Mono', 'Bitstream Vera Sans Mono', 'Courier New', monospace, serif"/>
    <style:font-face style:name="Helvetica" svg:font-family="Helvetica"/>
    <style:font-face style:name="Lucidasans1" svg:font-family="Lucidasans"/>
    <style:font-face style:name="OpenSymbol" svg:font-family="OpenSymbol"/>
    <style:font-face style:name="Times" svg:font-family="Times"/>
    <style:font-face style:name="courier" svg:font-family="courier"/>
    <style:font-face style:name="monospace" svg:font-family="monospace"/>
    <style:font-face style:name="sans-serif" svg:font-family="sans-serif"/>
    <style:font-face style:name="times" svg:font-family="times"/>
    <style:font-face style:name="DejaVu Sans" svg:font-family="'DejaVu Sans'" style:font-family-generic="modern" style:font-pitch="fixed"/>
    <style:font-face style:name="DejaVu Sans Mono" svg:font-family="'DejaVu Sans Mono'" style:font-family-generic="modern" style:font-pitch="fixed"/>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文鼎PL中楷Un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style:font-size-asian="10pt" style:font-name-complex="DejaVu Sans Mono" style:font-size-complex="10pt"/>
    </style:style>
    <style:style style:name="Source_20_Text" style:display-name="Source Text" style:family="text">
      <style:text-properties style:font-name="DejaVu Sans Mono" style:font-name-asian="DejaVu Sans" style:font-name-complex="DejaVu Sans Mono"/>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10-11-10T13:35:13</meta:creation-date>
    <meta:editing-cycles>2</meta:editing-cycles>
    <meta:editing-duration>PT00H46M46S</meta:editing-duration>
    <meta:document-statistic meta:table-count="1" meta:image-count="0" meta:object-count="0" meta:page-count="16" meta:paragraph-count="595" meta:word-count="1928" meta:character-count="17702"/>
    <dc:date>2010-12-29T13:32:46</dc:date>
    <dc:creator>Andrey </dc:creator>
    <meta:user-defined meta:name="Info 1"/>
    <meta:user-defined meta:name="Info 2"/>
    <meta:user-defined meta:name="Info 3"/>
    <meta:user-defined meta:name="Info 4"/>
  </office:meta>
</office:document-meta>
</file>